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3.1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style:font-name="Courier New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7" table:default-cell-style-name="ce1"/>
        <table:table-row table:style-name="ro1" table:number-rows-repeated="2">
          <table:table-cell table:style-name="ce1" table:number-columns-repeated="6"/>
          <table:table-cell/>
        </table:table-row>
        <table:table-row table:style-name="ro1">
          <table:table-cell office:value-type="string">
            <text:p>Bin</text:p>
          </table:table-cell>
          <table:table-cell table:style-name="ce3" office:value-type="string">
            <text:p>Raw</text:p>
          </table:table-cell>
          <table:table-cell table:style-name="ce3" office:value-type="string">
            <text:p>Normalized</text:p>
          </table:table-cell>
          <table:table-cell table:style-name="ce3" office:value-type="string">
            <text:p>Expected</text:p>
          </table:table-cell>
          <table:table-cell table:style-name="ce3" office:value-type="string">
            <text:p>Error</text:p>
          </table:table-cell>
          <table:table-cell table:style-name="ce3" office:value-type="string">
            <text:p>Error Sq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7283">
            <text:p>1667283</text:p>
          </table:table-cell>
          <table:table-cell table:formula="of:=[.B4]/[.$B$11]" office:value-type="float" office:value="0.1667283">
            <text:p>1.66728E-001</text:p>
          </table:table-cell>
          <table:table-cell table:formula="of:=1/6" office:value-type="float" office:value="0.166666666666667">
            <text:p>1.66667E-001</text:p>
          </table:table-cell>
          <table:table-cell table:formula="of:=[.C4]-[.D4]" office:value-type="float" office:value="0.0000616333333333385">
            <text:p>6.16333E-005</text:p>
          </table:table-cell>
          <table:table-cell table:formula="of:=[.E4]*[.E4]" office:value-type="float" office:value="0.00000000379866777777842">
            <text:p>3.79867E-0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6483">
            <text:p>1666483</text:p>
          </table:table-cell>
          <table:table-cell table:formula="of:=[.B5]/[.$B$11]" office:value-type="float" office:value="0.1666483">
            <text:p>1.66648E-001</text:p>
          </table:table-cell>
          <table:table-cell table:formula="of:=1/6" office:value-type="float" office:value="0.166666666666667">
            <text:p>1.66667E-001</text:p>
          </table:table-cell>
          <table:table-cell table:formula="of:=[.C5]-[.D5]" office:value-type="float" office:value="-0.0000183666666666582">
            <text:p>-1.83667E-005</text:p>
          </table:table-cell>
          <table:table-cell table:formula="of:=[.E5]*[.E5]" office:value-type="float" office:value="0.000000000337334444444134">
            <text:p>3.37334E-0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66089">
            <text:p>1666089</text:p>
          </table:table-cell>
          <table:table-cell table:formula="of:=[.B6]/[.$B$11]" office:value-type="float" office:value="0.1666089">
            <text:p>1.66609E-001</text:p>
          </table:table-cell>
          <table:table-cell table:formula="of:=1/6" office:value-type="float" office:value="0.166666666666667">
            <text:p>1.66667E-001</text:p>
          </table:table-cell>
          <table:table-cell table:formula="of:=[.C6]-[.D6]" office:value-type="float" office:value="-0.0000577666666666532">
            <text:p>-5.77667E-005</text:p>
          </table:table-cell>
          <table:table-cell table:formula="of:=[.E6]*[.E6]" office:value-type="float" office:value="0.00000000333698777777622">
            <text:p>3.33699E-00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65807">
            <text:p>1665807</text:p>
          </table:table-cell>
          <table:table-cell table:formula="of:=[.B7]/[.$B$11]" office:value-type="float" office:value="0.1665807">
            <text:p>1.66581E-001</text:p>
          </table:table-cell>
          <table:table-cell table:formula="of:=1/6" office:value-type="float" office:value="0.166666666666667">
            <text:p>1.66667E-001</text:p>
          </table:table-cell>
          <table:table-cell table:formula="of:=[.C7]-[.D7]" office:value-type="float" office:value="-0.0000859666666666592">
            <text:p>-8.59667E-005</text:p>
          </table:table-cell>
          <table:table-cell table:formula="of:=[.E7]*[.E7]" office:value-type="float" office:value="0.00000000739026777777649">
            <text:p>7.39027E-00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68592">
            <text:p>1668592</text:p>
          </table:table-cell>
          <table:table-cell table:formula="of:=[.B8]/[.$B$11]" office:value-type="float" office:value="0.1668592">
            <text:p>1.66859E-001</text:p>
          </table:table-cell>
          <table:table-cell table:formula="of:=1/6" office:value-type="float" office:value="0.166666666666667">
            <text:p>1.66667E-001</text:p>
          </table:table-cell>
          <table:table-cell table:formula="of:=[.C8]-[.D8]" office:value-type="float" office:value="0.000192533333333356">
            <text:p>1.92533E-004</text:p>
          </table:table-cell>
          <table:table-cell table:formula="of:=[.E8]*[.E8]" office:value-type="float" office:value="0.000000037069084444453">
            <text:p>3.70691E-00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5746">
            <text:p>1665746</text:p>
          </table:table-cell>
          <table:table-cell table:formula="of:=[.B9]/[.$B$11]" office:value-type="float" office:value="0.1665746">
            <text:p>1.66575E-001</text:p>
          </table:table-cell>
          <table:table-cell table:formula="of:=1/6" office:value-type="float" office:value="0.166666666666667">
            <text:p>1.66667E-001</text:p>
          </table:table-cell>
          <table:table-cell table:formula="of:=[.C9]-[.D9]" office:value-type="float" office:value="-0.0000920666666666681">
            <text:p>-9.20667E-005</text:p>
          </table:table-cell>
          <table:table-cell table:formula="of:=[.E9]*[.E9]" office:value-type="float" office:value="0.00000000847627111111137">
            <text:p>8.47627E-0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formula="of:=SUM([.B4:.B9])" office:value-type="float" office:value="10000000">
            <text:p>10000000</text:p>
          </table:table-cell>
          <table:table-cell table:formula="of:=[.B11]/[.$B$11]" office:value-type="float" office:value="1">
            <text:p>1.00000E+000</text:p>
          </table:table-cell>
          <table:table-cell office:value-type="float" office:value="1">
            <text:p>1.00000E+000</text:p>
          </table:table-cell>
          <table:table-cell table:style-name="ce6" office:value-type="string">
            <text:p>Chi Squared</text:p>
          </table:table-cell>
          <table:table-cell table:formula="of:=SUM([.F4:.F9])" office:value-type="float" office:value="0.0000000604086133333397">
            <text:p>6.04086E-008</text:p>
          </table:table-cell>
          <table:table-cell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>
            <draw:frame table:end-cell-address="Sheet1.G33" table:end-x="0.205cm" table:end-y="0.213cm" draw:z-index="0" draw:style-name="gr1" draw:text-style-name="P1" svg:width="16.002cm" svg:height="8.979cm" svg:x="1.227cm" svg:y="0.267cm">
              <draw:object draw:notify-on-update-of-ranges="Sheet1.F3:Sheet1.F3 Sheet1.F4:Sheet1.F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/>
        </table:table-row>
      </table:table>
      <table:table table:name="Sheet2" table:style-name="ta1" table:print="false">
        <table:table-column table:style-name="co4" table:default-cell-style-name="Default"/>
        <table:table-column table:style-name="co7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Sheet2.Q46" table:end-x="2.008cm" table:end-y="0.292cm" draw:z-index="0" draw:style-name="gr1" draw:text-style-name="P1" svg:width="33.424cm" svg:height="19.951cm" svg:x="0.198cm" svg:y="0.213cm">
              <draw:object draw:notify-on-update-of-ranges="Sheet2.A3:Sheet2.A50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37.9791650655418">
            <text:p>37.9791650655</text:p>
          </table:table-cell>
          <table:table-cell table:number-columns-repeated="2"/>
        </table:table-row>
        <table:table-row table:style-name="ro1">
          <table:table-cell office:value-type="float" office:value="-0.284770626279708">
            <text:p>-0.2847706263</text:p>
          </table:table-cell>
          <table:table-cell table:number-columns-repeated="2"/>
        </table:table-row>
        <table:table-row table:style-name="ro1">
          <table:table-cell office:value-type="float" office:value="-0.0838016012819414">
            <text:p>-0.0838016013</text:p>
          </table:table-cell>
          <table:table-cell table:number-columns-repeated="2"/>
        </table:table-row>
        <table:table-row table:style-name="ro1">
          <table:table-cell office:value-type="float" office:value="0.598453451996754">
            <text:p>0.598453452</text:p>
          </table:table-cell>
          <table:table-cell table:number-columns-repeated="2"/>
        </table:table-row>
        <table:table-row table:style-name="ro1">
          <table:table-cell office:value-type="float" office:value="0.00397598960797464">
            <text:p>0.0039759896</text:p>
          </table:table-cell>
          <table:table-cell table:number-columns-repeated="2"/>
        </table:table-row>
        <table:table-row table:style-name="ro1">
          <table:table-cell office:value-type="float" office:value="0.736928406723764">
            <text:p>0.7369284067</text:p>
          </table:table-cell>
          <table:table-cell table:number-columns-repeated="2"/>
        </table:table-row>
        <table:table-row table:style-name="ro1">
          <table:table-cell office:value-type="float" office:value="-1.04001655437313">
            <text:p>-1.0400165544</text:p>
          </table:table-cell>
          <table:table-cell table:number-columns-repeated="2"/>
        </table:table-row>
        <table:table-row table:style-name="ro1">
          <table:table-cell office:value-type="float" office:value="1.10528551257308">
            <text:p>1.1052855126</text:p>
          </table:table-cell>
          <table:table-cell table:number-columns-repeated="2"/>
        </table:table-row>
        <table:table-row table:style-name="ro1">
          <table:table-cell office:value-type="float" office:value="2.94745975450327">
            <text:p>2.9474597545</text:p>
          </table:table-cell>
          <table:table-cell table:number-columns-repeated="2"/>
        </table:table-row>
        <table:table-row table:style-name="ro1">
          <table:table-cell office:value-type="float" office:value="-2.61532322972155">
            <text:p>-2.6153232297</text:p>
          </table:table-cell>
          <table:table-cell table:number-columns-repeated="2"/>
        </table:table-row>
        <table:table-row table:style-name="ro1">
          <table:table-cell office:value-type="float" office:value="-1.34138267483263">
            <text:p>-1.3413826748</text:p>
          </table:table-cell>
          <table:table-cell table:number-columns-repeated="2"/>
        </table:table-row>
        <table:table-row table:style-name="ro1">
          <table:table-cell office:value-type="float" office:value="1.60374835429832">
            <text:p>1.6037483543</text:p>
          </table:table-cell>
          <table:table-cell table:number-columns-repeated="2"/>
        </table:table-row>
        <table:table-row table:style-name="ro1">
          <table:table-cell office:value-type="float" office:value="0.8659754971883">
            <text:p>0.8659754972</text:p>
          </table:table-cell>
          <table:table-cell table:number-columns-repeated="2"/>
        </table:table-row>
        <table:table-row table:style-name="ro1">
          <table:table-cell office:value-type="float" office:value="1.64107217273921">
            <text:p>1.6410721727</text:p>
          </table:table-cell>
          <table:table-cell table:number-columns-repeated="2"/>
        </table:table-row>
        <table:table-row table:style-name="ro1">
          <table:table-cell office:value-type="float" office:value="-0.50912101146804">
            <text:p>-0.5091210115</text:p>
          </table:table-cell>
          <table:table-cell table:number-columns-repeated="2"/>
        </table:table-row>
        <table:table-row table:style-name="ro1">
          <table:table-cell office:value-type="float" office:value="-1.61781060196589">
            <text:p>-1.617810602</text:p>
          </table:table-cell>
          <table:table-cell table:number-columns-repeated="2"/>
        </table:table-row>
        <table:table-row table:style-name="ro1">
          <table:table-cell office:value-type="float" office:value="3.16024428905991">
            <text:p>3.1602442891</text:p>
          </table:table-cell>
          <table:table-cell table:number-columns-repeated="2"/>
        </table:table-row>
        <table:table-row table:style-name="ro1">
          <table:table-cell office:value-type="float" office:value="2.29320939465915">
            <text:p>2.2932093947</text:p>
          </table:table-cell>
          <table:table-cell table:number-columns-repeated="2"/>
        </table:table-row>
        <table:table-row table:style-name="ro1">
          <table:table-cell office:value-type="float" office:value="1.13819807436546">
            <text:p>1.1381980744</text:p>
          </table:table-cell>
          <table:table-cell table:number-columns-repeated="2"/>
        </table:table-row>
        <table:table-row table:style-name="ro1">
          <table:table-cell office:value-type="float" office:value="5.62489856715164">
            <text:p>5.6248985672</text:p>
          </table:table-cell>
          <table:table-cell table:number-columns-repeated="2"/>
        </table:table-row>
        <table:table-row table:style-name="ro1">
          <table:table-cell office:value-type="float" office:value="-1.58014303136529">
            <text:p>-1.5801430314</text:p>
          </table:table-cell>
          <table:table-cell table:number-columns-repeated="2"/>
        </table:table-row>
        <table:table-row table:style-name="ro1">
          <table:table-cell office:value-type="float" office:value="0.684101733893466">
            <text:p>0.6841017339</text:p>
          </table:table-cell>
          <table:table-cell table:number-columns-repeated="2"/>
        </table:table-row>
        <table:table-row table:style-name="ro1">
          <table:table-cell office:value-type="float" office:value="1.41850778786215">
            <text:p>1.4185077879</text:p>
          </table:table-cell>
          <table:table-cell table:number-columns-repeated="2"/>
        </table:table-row>
        <table:table-row table:style-name="ro1">
          <table:table-cell office:value-type="float" office:value="1.28966787757473">
            <text:p>1.2896678776</text:p>
          </table:table-cell>
          <table:table-cell table:number-columns-repeated="2"/>
        </table:table-row>
        <table:table-row table:style-name="ro1">
          <table:table-cell office:value-type="float" office:value="1.7128793843038">
            <text:p>1.7128793843</text:p>
          </table:table-cell>
          <table:table-cell table:number-columns-repeated="2"/>
        </table:table-row>
        <table:table-row table:style-name="ro1">
          <table:table-cell office:value-type="float" office:value="-0.194925701838959">
            <text:p>-0.1949257018</text:p>
          </table:table-cell>
          <table:table-cell table:number-columns-repeated="2"/>
        </table:table-row>
        <table:table-row table:style-name="ro1">
          <table:table-cell office:value-type="float" office:value="4.71080198828249">
            <text:p>4.7108019883</text:p>
          </table:table-cell>
          <table:table-cell table:number-columns-repeated="2"/>
        </table:table-row>
        <table:table-row table:style-name="ro1">
          <table:table-cell office:value-type="float" office:value="1.23666651648737">
            <text:p>1.2366665165</text:p>
          </table:table-cell>
          <table:table-cell table:number-columns-repeated="2"/>
        </table:table-row>
        <table:table-row table:style-name="ro1">
          <table:table-cell office:value-type="float" office:value="0.614653163281674">
            <text:p>0.6146531633</text:p>
          </table:table-cell>
          <table:table-cell table:number-columns-repeated="2"/>
        </table:table-row>
        <table:table-row table:style-name="ro1">
          <table:table-cell office:value-type="float" office:value="0.203013303671624">
            <text:p>0.2030133037</text:p>
          </table:table-cell>
          <table:table-cell table:number-columns-repeated="2"/>
        </table:table-row>
        <table:table-row table:style-name="ro1">
          <table:table-cell office:value-type="float" office:value="1.35606112120011">
            <text:p>1.3560611212</text:p>
          </table:table-cell>
          <table:table-cell table:number-columns-repeated="2"/>
        </table:table-row>
        <table:table-row table:style-name="ro1">
          <table:table-cell office:value-type="float" office:value="0.836875307119288">
            <text:p>0.8368753071</text:p>
          </table:table-cell>
          <table:table-cell table:number-columns-repeated="2"/>
        </table:table-row>
        <table:table-row table:style-name="ro1">
          <table:table-cell office:value-type="float" office:value="-0.605671785826006">
            <text:p>-0.6056717858</text:p>
          </table:table-cell>
          <table:table-cell table:number-columns-repeated="2"/>
        </table:table-row>
        <table:table-row table:style-name="ro1">
          <table:table-cell office:value-type="float" office:value="-0.376437414867425">
            <text:p>-0.3764374149</text:p>
          </table:table-cell>
          <table:table-cell table:number-columns-repeated="2"/>
        </table:table-row>
        <table:table-row table:style-name="ro1">
          <table:table-cell office:value-type="float" office:value="2.79840831764783">
            <text:p>2.7984083176</text:p>
          </table:table-cell>
          <table:table-cell table:number-columns-repeated="2"/>
        </table:table-row>
        <table:table-row table:style-name="ro1">
          <table:table-cell office:value-type="float" office:value="-0.326597877101665">
            <text:p>-0.3265978771</text:p>
          </table:table-cell>
          <table:table-cell table:number-columns-repeated="2"/>
        </table:table-row>
        <table:table-row table:style-name="ro1">
          <table:table-cell office:value-type="float" office:value="-0.348477194347329">
            <text:p>-0.3484771943</text:p>
          </table:table-cell>
          <table:table-cell table:number-columns-repeated="2"/>
        </table:table-row>
        <table:table-row table:style-name="ro1">
          <table:table-cell office:value-type="float" office:value="1.01672866671382">
            <text:p>1.0167286667</text:p>
          </table:table-cell>
          <table:table-cell table:number-columns-repeated="2"/>
        </table:table-row>
        <table:table-row table:style-name="ro1">
          <table:table-cell office:value-type="float" office:value="1.17535170078735">
            <text:p>1.1753517008</text:p>
          </table:table-cell>
          <table:table-cell table:number-columns-repeated="2"/>
        </table:table-row>
        <table:table-row table:style-name="ro1">
          <table:table-cell office:value-type="float" office:value="-0.282255732957993">
            <text:p>-0.282255733</text:p>
          </table:table-cell>
          <table:table-cell table:number-columns-repeated="2"/>
        </table:table-row>
        <table:table-row table:style-name="ro1">
          <table:table-cell office:value-type="float" office:value="-1.01055714400972">
            <text:p>-1.010557144</text:p>
          </table:table-cell>
          <table:table-cell table:number-columns-repeated="2"/>
        </table:table-row>
        <table:table-row table:style-name="ro1">
          <table:table-cell office:value-type="float" office:value="1.05488471757277">
            <text:p>1.0548847176</text:p>
          </table:table-cell>
          <table:table-cell table:number-columns-repeated="2"/>
        </table:table-row>
        <table:table-row table:style-name="ro1">
          <table:table-cell office:value-type="float" office:value="1.30552182819262">
            <text:p>1.3055218282</text:p>
          </table:table-cell>
          <table:table-cell table:number-columns-repeated="2"/>
        </table:table-row>
        <table:table-row table:style-name="ro1">
          <table:table-cell office:value-type="float" office:value="1.81266322264678">
            <text:p>1.8126632226</text:p>
          </table:table-cell>
          <table:table-cell table:number-columns-repeated="2"/>
        </table:table-row>
        <table:table-row table:style-name="ro1">
          <table:table-cell office:value-type="float" office:value="-0.794620760767616">
            <text:p>-0.7946207608</text:p>
          </table:table-cell>
          <table:table-cell table:number-columns-repeated="2"/>
        </table:table-row>
        <table:table-row table:style-name="ro1">
          <table:table-cell office:value-type="float" office:value="1.0137018409599">
            <text:p>1.013701841</text:p>
          </table:table-cell>
          <table:table-cell table:number-columns-repeated="2"/>
        </table:table-row>
        <table:table-row table:style-name="ro1">
          <table:table-cell office:value-type="float" office:value="-0.284857835592636">
            <text:p>-0.2848578356</text:p>
          </table:table-cell>
          <table:table-cell table:number-columns-repeated="2"/>
        </table:table-row>
        <table:table-row table:style-name="ro1">
          <table:table-cell office:value-type="float" office:value="-0.303429022628204">
            <text:p>-0.3034290226</text:p>
          </table:table-cell>
          <table:table-cell table:number-columns-repeated="2"/>
        </table:table-row>
        <table:table-row table:style-name="ro1">
          <table:table-cell office:value-type="float" office:value="-1.20694120449616">
            <text:p>-1.2069412045</text:p>
          </table:table-cell>
          <table:table-cell table:number-columns-repeated="2"/>
        </table:table-row>
        <table:table-row table:style-name="ro1">
          <table:table-cell office:value-type="float" office:value="0.692787041919221">
            <text:p>0.6927870419</text:p>
          </table:table-cell>
          <table:table-cell table:number-columns-repeated="2"/>
        </table:table-row>
        <table:table-row table:style-name="ro1">
          <table:table-cell office:value-type="float" office:value="1.4740359296921">
            <text:p>1.4740359297</text:p>
          </table:table-cell>
          <table:table-cell table:number-columns-repeated="2"/>
        </table:table-row>
        <table:table-row table:style-name="ro1">
          <table:table-cell office:value-type="float" office:value="0.55712686682832">
            <text:p>0.5571268668</text:p>
          </table:table-cell>
          <table:table-cell table:number-columns-repeated="2"/>
        </table:table-row>
        <table:table-row table:style-name="ro1">
          <table:table-cell office:value-type="float" office:value="-0.908063550517714">
            <text:p>-0.9080635505</text:p>
          </table:table-cell>
          <table:table-cell table:number-columns-repeated="2"/>
        </table:table-row>
        <table:table-row table:style-name="ro1">
          <table:table-cell office:value-type="float" office:value="0.384691806024075">
            <text:p>0.384691806</text:p>
          </table:table-cell>
          <table:table-cell table:number-columns-repeated="2"/>
        </table:table-row>
        <table:table-row table:style-name="ro1">
          <table:table-cell office:value-type="float" office:value="-0.995631181081727">
            <text:p>-0.9956311811</text:p>
          </table:table-cell>
          <table:table-cell table:number-columns-repeated="2"/>
        </table:table-row>
        <table:table-row table:style-name="ro1">
          <table:table-cell office:value-type="float" office:value="-1.36935165577686">
            <text:p>-1.3693516558</text:p>
          </table:table-cell>
          <table:table-cell table:number-columns-repeated="2"/>
        </table:table-row>
        <table:table-row table:style-name="ro1">
          <table:table-cell office:value-type="float" office:value="1.00485341191445">
            <text:p>1.0048534119</text:p>
          </table:table-cell>
          <table:table-cell table:number-columns-repeated="2"/>
        </table:table-row>
        <table:table-row table:style-name="ro1">
          <table:table-cell office:value-type="float" office:value="-1.49184005484073">
            <text:p>-1.4918400548</text:p>
          </table:table-cell>
          <table:table-cell table:number-columns-repeated="2"/>
        </table:table-row>
        <table:table-row table:style-name="ro1">
          <table:table-cell office:value-type="float" office:value="0.129197598852903">
            <text:p>0.1291975989</text:p>
          </table:table-cell>
          <table:table-cell table:number-columns-repeated="2"/>
        </table:table-row>
        <table:table-row table:style-name="ro1">
          <table:table-cell office:value-type="float" office:value="1.49609240160118">
            <text:p>1.4960924016</text:p>
          </table:table-cell>
          <table:table-cell table:number-columns-repeated="2"/>
        </table:table-row>
        <table:table-row table:style-name="ro1">
          <table:table-cell office:value-type="float" office:value="-0.223705352057674">
            <text:p>-0.2237053521</text:p>
          </table:table-cell>
          <table:table-cell table:number-columns-repeated="2"/>
        </table:table-row>
        <table:table-row table:style-name="ro1">
          <table:table-cell office:value-type="float" office:value="-1.17354118108737">
            <text:p>-1.1735411811</text:p>
          </table:table-cell>
          <table:table-cell table:number-columns-repeated="2"/>
        </table:table-row>
        <table:table-row table:style-name="ro1">
          <table:table-cell office:value-type="float" office:value="1.12078731766142">
            <text:p>1.1207873177</text:p>
          </table:table-cell>
          <table:table-cell table:number-columns-repeated="2"/>
        </table:table-row>
        <table:table-row table:style-name="ro1">
          <table:table-cell office:value-type="float" office:value="0.298777613424644">
            <text:p>0.2987776134</text:p>
          </table:table-cell>
          <table:table-cell table:number-columns-repeated="2"/>
        </table:table-row>
        <table:table-row table:style-name="ro1">
          <table:table-cell office:value-type="float" office:value="0.880998613178668">
            <text:p>0.8809986132</text:p>
          </table:table-cell>
          <table:table-cell table:number-columns-repeated="2"/>
        </table:table-row>
        <table:table-row table:style-name="ro1">
          <table:table-cell office:value-type="float" office:value="-0.474142642401271">
            <text:p>-0.4741426424</text:p>
          </table:table-cell>
          <table:table-cell table:number-columns-repeated="2"/>
        </table:table-row>
        <table:table-row table:style-name="ro1">
          <table:table-cell office:value-type="float" office:value="-1.30147167200253">
            <text:p>-1.301471672</text:p>
          </table:table-cell>
          <table:table-cell table:number-columns-repeated="2"/>
        </table:table-row>
        <table:table-row table:style-name="ro1">
          <table:table-cell office:value-type="float" office:value="0.114430538095009">
            <text:p>0.1144305381</text:p>
          </table:table-cell>
          <table:table-cell table:number-columns-repeated="2"/>
        </table:table-row>
        <table:table-row table:style-name="ro1">
          <table:table-cell office:value-type="float" office:value="-1.21672435747307">
            <text:p>-1.2167243575</text:p>
          </table:table-cell>
          <table:table-cell table:number-columns-repeated="2"/>
        </table:table-row>
        <table:table-row table:style-name="ro1">
          <table:table-cell office:value-type="float" office:value="2.78294172905991">
            <text:p>2.7829417291</text:p>
          </table:table-cell>
          <table:table-cell table:number-columns-repeated="2"/>
        </table:table-row>
        <table:table-row table:style-name="ro1">
          <table:table-cell office:value-type="float" office:value="-0.73382588768575">
            <text:p>-0.7338258877</text:p>
          </table:table-cell>
          <table:table-cell table:number-columns-repeated="2"/>
        </table:table-row>
        <table:table-row table:style-name="ro1">
          <table:table-cell office:value-type="float" office:value="-0.308201979636598">
            <text:p>-0.3082019796</text:p>
          </table:table-cell>
          <table:table-cell table:number-columns-repeated="2"/>
        </table:table-row>
        <table:table-row table:style-name="ro1">
          <table:table-cell office:value-type="float" office:value="0.338190411716468">
            <text:p>0.3381904117</text:p>
          </table:table-cell>
          <table:table-cell table:number-columns-repeated="2"/>
        </table:table-row>
        <table:table-row table:style-name="ro1">
          <table:table-cell office:value-type="float" office:value="-1.84921937767563">
            <text:p>-1.8492193777</text:p>
          </table:table-cell>
          <table:table-cell table:number-columns-repeated="2"/>
        </table:table-row>
        <table:table-row table:style-name="ro1">
          <table:table-cell office:value-type="float" office:value="-2.76698568232721">
            <text:p>-2.7669856823</text:p>
          </table:table-cell>
          <table:table-cell table:number-columns-repeated="2"/>
        </table:table-row>
        <table:table-row table:style-name="ro1">
          <table:table-cell office:value-type="float" office:value="2.57781449351084">
            <text:p>2.5778144935</text:p>
          </table:table-cell>
          <table:table-cell table:number-columns-repeated="2"/>
        </table:table-row>
        <table:table-row table:style-name="ro1">
          <table:table-cell office:value-type="float" office:value="-0.902958063066">
            <text:p>-0.9029580631</text:p>
          </table:table-cell>
          <table:table-cell table:number-columns-repeated="2"/>
        </table:table-row>
        <table:table-row table:style-name="ro1">
          <table:table-cell office:value-type="float" office:value="-0.582797941333225">
            <text:p>-0.5827979413</text:p>
          </table:table-cell>
          <table:table-cell table:number-columns-repeated="2"/>
        </table:table-row>
        <table:table-row table:style-name="ro1">
          <table:table-cell office:value-type="float" office:value="-0.297515422643891">
            <text:p>-0.2975154226</text:p>
          </table:table-cell>
          <table:table-cell table:number-columns-repeated="2"/>
        </table:table-row>
        <table:table-row table:style-name="ro1">
          <table:table-cell office:value-type="float" office:value="-1.45538027545167">
            <text:p>-1.4553802755</text:p>
          </table:table-cell>
          <table:table-cell table:number-columns-repeated="2"/>
        </table:table-row>
        <table:table-row table:style-name="ro1">
          <table:table-cell office:value-type="float" office:value="-2.6946253312329">
            <text:p>-2.6946253312</text:p>
          </table:table-cell>
          <table:table-cell table:number-columns-repeated="2"/>
        </table:table-row>
        <table:table-row table:style-name="ro1">
          <table:table-cell office:value-type="float" office:value="-2.35309427454352">
            <text:p>-2.3530942745</text:p>
          </table:table-cell>
          <table:table-cell table:number-columns-repeated="2"/>
        </table:table-row>
        <table:table-row table:style-name="ro1">
          <table:table-cell office:value-type="float" office:value="-0.726360123031595">
            <text:p>-0.726360123</text:p>
          </table:table-cell>
          <table:table-cell table:number-columns-repeated="2"/>
        </table:table-row>
        <table:table-row table:style-name="ro1">
          <table:table-cell office:value-type="float" office:value="1.37961821131334">
            <text:p>1.3796182113</text:p>
          </table:table-cell>
          <table:table-cell table:number-columns-repeated="2"/>
        </table:table-row>
        <table:table-row table:style-name="ro1">
          <table:table-cell office:value-type="float" office:value="-1.04979902176917">
            <text:p>-1.0497990218</text:p>
          </table:table-cell>
          <table:table-cell table:number-columns-repeated="2"/>
        </table:table-row>
        <table:table-row table:style-name="ro1">
          <table:table-cell office:value-type="float" office:value="-0.0253468676727853">
            <text:p>-0.0253468677</text:p>
          </table:table-cell>
          <table:table-cell table:number-columns-repeated="2"/>
        </table:table-row>
        <table:table-row table:style-name="ro1">
          <table:table-cell office:value-type="float" office:value="1.59930711051113">
            <text:p>1.5993071105</text:p>
          </table:table-cell>
          <table:table-cell table:number-columns-repeated="2"/>
        </table:table-row>
        <table:table-row table:style-name="ro1">
          <table:table-cell office:value-type="float" office:value="2.05164581847737">
            <text:p>2.0516458185</text:p>
          </table:table-cell>
          <table:table-cell table:number-columns-repeated="2"/>
        </table:table-row>
        <table:table-row table:style-name="ro1">
          <table:table-cell office:value-type="float" office:value="0.573102320456016">
            <text:p>0.5731023205</text:p>
          </table:table-cell>
          <table:table-cell table:number-columns-repeated="2"/>
        </table:table-row>
        <table:table-row table:style-name="ro1">
          <table:table-cell office:value-type="float" office:value="0.267206308473575">
            <text:p>0.2672063085</text:p>
          </table:table-cell>
          <table:table-cell table:number-columns-repeated="2"/>
        </table:table-row>
        <table:table-row table:style-name="ro1">
          <table:table-cell office:value-type="float" office:value="-1.85103257011275">
            <text:p>-1.8510325701</text:p>
          </table:table-cell>
          <table:table-cell table:number-columns-repeated="2"/>
        </table:table-row>
        <table:table-row table:style-name="ro1">
          <table:table-cell office:value-type="float" office:value="1.33204052472693">
            <text:p>1.3320405247</text:p>
          </table:table-cell>
          <table:table-cell table:number-columns-repeated="2"/>
        </table:table-row>
        <table:table-row table:style-name="ro1">
          <table:table-cell office:value-type="float" office:value="-2.06419182450041">
            <text:p>-2.0641918245</text:p>
          </table:table-cell>
          <table:table-cell table:number-columns-repeated="2"/>
        </table:table-row>
        <table:table-row table:style-name="ro1">
          <table:table-cell office:value-type="float" office:value="-1.90542748352821">
            <text:p>-1.9054274835</text:p>
          </table:table-cell>
          <table:table-cell table:number-columns-repeated="2"/>
        </table:table-row>
        <table:table-row table:style-name="ro1">
          <table:table-cell office:value-type="float" office:value="-2.95585681274009">
            <text:p>-2.9558568127</text:p>
          </table:table-cell>
          <table:table-cell table:number-columns-repeated="2"/>
        </table:table-row>
        <table:table-row table:style-name="ro1">
          <table:table-cell office:value-type="float" office:value="-0.618628708797734">
            <text:p>-0.6186287088</text:p>
          </table:table-cell>
          <table:table-cell table:number-columns-repeated="2"/>
        </table:table-row>
        <table:table-row table:style-name="ro1">
          <table:table-cell office:value-type="float" office:value="-1.54761702160074">
            <text:p>-1.5476170216</text:p>
          </table:table-cell>
          <table:table-cell table:number-columns-repeated="2"/>
        </table:table-row>
        <table:table-row table:style-name="ro1">
          <table:table-cell office:value-type="float" office:value="-1.69280325668446">
            <text:p>-1.6928032567</text:p>
          </table:table-cell>
          <table:table-cell table:number-columns-repeated="2"/>
        </table:table-row>
        <table:table-row table:style-name="ro1">
          <table:table-cell office:value-type="float" office:value="-1.33193166354104">
            <text:p>-1.3319316635</text:p>
          </table:table-cell>
          <table:table-cell table:number-columns-repeated="2"/>
        </table:table-row>
        <table:table-row table:style-name="ro1">
          <table:table-cell office:value-type="float" office:value="-4.00235850146249">
            <text:p>-4.0023585015</text:p>
          </table:table-cell>
          <table:table-cell table:number-columns-repeated="2"/>
        </table:table-row>
        <table:table-row table:style-name="ro1">
          <table:table-cell office:value-type="float" office:value="-2.00645606766679">
            <text:p>-2.0064560677</text:p>
          </table:table-cell>
          <table:table-cell table:number-columns-repeated="2"/>
        </table:table-row>
        <table:table-row table:style-name="ro1">
          <table:table-cell office:value-type="float" office:value="0.194380336294691">
            <text:p>0.1943803363</text:p>
          </table:table-cell>
          <table:table-cell table:number-columns-repeated="2"/>
        </table:table-row>
        <table:table-row table:style-name="ro1">
          <table:table-cell office:value-type="float" office:value="-1.28879608297238">
            <text:p>-1.288796083</text:p>
          </table:table-cell>
          <table:table-cell table:number-columns-repeated="2"/>
        </table:table-row>
        <table:table-row table:style-name="ro1">
          <table:table-cell office:value-type="float" office:value="2.52911369811743">
            <text:p>2.5291136981</text:p>
          </table:table-cell>
          <table:table-cell table:number-columns-repeated="2"/>
        </table:table-row>
        <table:table-row table:style-name="ro1">
          <table:table-cell office:value-type="float" office:value="-1.06012191052261">
            <text:p>-1.0601219105</text:p>
          </table:table-cell>
          <table:table-cell table:number-columns-repeated="2"/>
        </table:table-row>
        <table:table-row table:style-name="ro1">
          <table:table-cell office:value-type="float" office:value="-0.38958907188589">
            <text:p>-0.3895890719</text:p>
          </table:table-cell>
          <table:table-cell table:number-columns-repeated="2"/>
        </table:table-row>
        <table:table-row table:style-name="ro1">
          <table:table-cell office:value-type="float" office:value="1.179671784206">
            <text:p>1.1796717842</text:p>
          </table:table-cell>
          <table:table-cell table:number-columns-repeated="2"/>
        </table:table-row>
        <table:table-row table:style-name="ro1">
          <table:table-cell office:value-type="float" office:value="1.21307524443031">
            <text:p>1.2130752444</text:p>
          </table:table-cell>
          <table:table-cell table:number-columns-repeated="2"/>
        </table:table-row>
        <table:table-row table:style-name="ro1">
          <table:table-cell office:value-type="float" office:value="0.373881678459716">
            <text:p>0.3738816785</text:p>
          </table:table-cell>
          <table:table-cell table:number-columns-repeated="2"/>
        </table:table-row>
        <table:table-row table:style-name="ro1">
          <table:table-cell office:value-type="float" office:value="1.62470757059229">
            <text:p>1.6247075706</text:p>
          </table:table-cell>
          <table:table-cell table:number-columns-repeated="2"/>
        </table:table-row>
        <table:table-row table:style-name="ro1">
          <table:table-cell office:value-type="float" office:value="-0.602773471646232">
            <text:p>-0.6027734716</text:p>
          </table:table-cell>
          <table:table-cell table:number-columns-repeated="2"/>
        </table:table-row>
        <table:table-row table:style-name="ro1">
          <table:table-cell office:value-type="float" office:value="-1.50303216543264">
            <text:p>-1.5030321654</text:p>
          </table:table-cell>
          <table:table-cell table:number-columns-repeated="2"/>
        </table:table-row>
        <table:table-row table:style-name="ro1">
          <table:table-cell office:value-type="float" office:value="-1.68392380382443">
            <text:p>-1.6839238038</text:p>
          </table:table-cell>
          <table:table-cell table:number-columns-repeated="2"/>
        </table:table-row>
        <table:table-row table:style-name="ro1">
          <table:table-cell office:value-type="float" office:value="-0.31224616246392">
            <text:p>-0.3122461625</text:p>
          </table:table-cell>
          <table:table-cell table:number-columns-repeated="2"/>
        </table:table-row>
        <table:table-row table:style-name="ro1">
          <table:table-cell office:value-type="float" office:value="2.86813763922314">
            <text:p>2.8681376392</text:p>
          </table:table-cell>
          <table:table-cell table:number-columns-repeated="2"/>
        </table:table-row>
        <table:table-row table:style-name="ro1">
          <table:table-cell office:value-type="float" office:value="-2.22739558779551">
            <text:p>-2.2273955878</text:p>
          </table:table-cell>
          <table:table-cell table:number-columns-repeated="2"/>
        </table:table-row>
        <table:table-row table:style-name="ro1">
          <table:table-cell office:value-type="float" office:value="-1.47262698947403">
            <text:p>-1.4726269895</text:p>
          </table:table-cell>
          <table:table-cell table:number-columns-repeated="2"/>
        </table:table-row>
        <table:table-row table:style-name="ro1">
          <table:table-cell office:value-type="float" office:value="-0.7040130264982">
            <text:p>-0.7040130265</text:p>
          </table:table-cell>
          <table:table-cell table:number-columns-repeated="2"/>
        </table:table-row>
        <table:table-row table:style-name="ro1">
          <table:table-cell office:value-type="float" office:value="-2.96840874323096">
            <text:p>-2.9684087432</text:p>
          </table:table-cell>
          <table:table-cell table:number-columns-repeated="2"/>
        </table:table-row>
        <table:table-row table:style-name="ro1">
          <table:table-cell office:value-type="float" office:value="-0.344996616969468">
            <text:p>-0.344996617</text:p>
          </table:table-cell>
          <table:table-cell table:number-columns-repeated="2"/>
        </table:table-row>
        <table:table-row table:style-name="ro1">
          <table:table-cell office:value-type="float" office:value="-1.61304162025992">
            <text:p>-1.6130416203</text:p>
          </table:table-cell>
          <table:table-cell table:number-columns-repeated="2"/>
        </table:table-row>
        <table:table-row table:style-name="ro1">
          <table:table-cell office:value-type="float" office:value="-1.28857281434636">
            <text:p>-1.2885728143</text:p>
          </table:table-cell>
          <table:table-cell table:number-columns-repeated="2"/>
        </table:table-row>
        <table:table-row table:style-name="ro1">
          <table:table-cell office:value-type="float" office:value="-0.458404403666474">
            <text:p>-0.4584044037</text:p>
          </table:table-cell>
          <table:table-cell table:number-columns-repeated="2"/>
        </table:table-row>
        <table:table-row table:style-name="ro1">
          <table:table-cell office:value-type="float" office:value="-1.68368371477633">
            <text:p>-1.6836837148</text:p>
          </table:table-cell>
          <table:table-cell table:number-columns-repeated="2"/>
        </table:table-row>
        <table:table-row table:style-name="ro1">
          <table:table-cell office:value-type="float" office:value="-3.55375059666243">
            <text:p>-3.5537505967</text:p>
          </table:table-cell>
          <table:table-cell table:number-columns-repeated="2"/>
        </table:table-row>
        <table:table-row table:style-name="ro1">
          <table:table-cell office:value-type="float" office:value="0.514548202833871">
            <text:p>0.5145482028</text:p>
          </table:table-cell>
          <table:table-cell table:number-columns-repeated="2"/>
        </table:table-row>
        <table:table-row table:style-name="ro1">
          <table:table-cell office:value-type="float" office:value="2.05743432089016">
            <text:p>2.0574343209</text:p>
          </table:table-cell>
          <table:table-cell table:number-columns-repeated="2"/>
        </table:table-row>
        <table:table-row table:style-name="ro1">
          <table:table-cell office:value-type="float" office:value="-0.116874404457059">
            <text:p>-0.1168744045</text:p>
          </table:table-cell>
          <table:table-cell table:number-columns-repeated="2"/>
        </table:table-row>
        <table:table-row table:style-name="ro1">
          <table:table-cell office:value-type="float" office:value="0.532805517395981">
            <text:p>0.5328055174</text:p>
          </table:table-cell>
          <table:table-cell table:number-columns-repeated="2"/>
        </table:table-row>
        <table:table-row table:style-name="ro1">
          <table:table-cell office:value-type="float" office:value="2.69753095825628">
            <text:p>2.6975309583</text:p>
          </table:table-cell>
          <table:table-cell table:number-columns-repeated="2"/>
        </table:table-row>
        <table:table-row table:style-name="ro1">
          <table:table-cell office:value-type="float" office:value="0.924622300864794">
            <text:p>0.9246223009</text:p>
          </table:table-cell>
          <table:table-cell table:number-columns-repeated="2"/>
        </table:table-row>
        <table:table-row table:style-name="ro1">
          <table:table-cell office:value-type="float" office:value="0.570370609824531">
            <text:p>0.5703706098</text:p>
          </table:table-cell>
          <table:table-cell table:number-columns-repeated="2"/>
        </table:table-row>
        <table:table-row table:style-name="ro1">
          <table:table-cell office:value-type="float" office:value="-0.421344748893511">
            <text:p>-0.4213447489</text:p>
          </table:table-cell>
          <table:table-cell table:number-columns-repeated="2"/>
        </table:table-row>
        <table:table-row table:style-name="ro1">
          <table:table-cell office:value-type="float" office:value="1.78779558212127">
            <text:p>1.7877955821</text:p>
          </table:table-cell>
          <table:table-cell table:number-columns-repeated="2"/>
        </table:table-row>
        <table:table-row table:style-name="ro1">
          <table:table-cell office:value-type="float" office:value="0.527859002696674">
            <text:p>0.5278590027</text:p>
          </table:table-cell>
          <table:table-cell table:number-columns-repeated="2"/>
        </table:table-row>
        <table:table-row table:style-name="ro1">
          <table:table-cell office:value-type="float" office:value="-2.89908830700298">
            <text:p>-2.899088307</text:p>
          </table:table-cell>
          <table:table-cell table:number-columns-repeated="2"/>
        </table:table-row>
        <table:table-row table:style-name="ro1">
          <table:table-cell office:value-type="float" office:value="1.41929448417056">
            <text:p>1.4192944842</text:p>
          </table:table-cell>
          <table:table-cell table:number-columns-repeated="2"/>
        </table:table-row>
        <table:table-row table:style-name="ro1">
          <table:table-cell office:value-type="float" office:value="0.906039404169425">
            <text:p>0.9060394042</text:p>
          </table:table-cell>
          <table:table-cell table:number-columns-repeated="2"/>
        </table:table-row>
        <table:table-row table:style-name="ro1">
          <table:table-cell office:value-type="float" office:value="-1.61671828837763">
            <text:p>-1.6167182884</text:p>
          </table:table-cell>
          <table:table-cell table:number-columns-repeated="2"/>
        </table:table-row>
        <table:table-row table:style-name="ro1">
          <table:table-cell office:value-type="float" office:value="-2.39504045200626">
            <text:p>-2.395040452</text:p>
          </table:table-cell>
          <table:table-cell table:number-columns-repeated="2"/>
        </table:table-row>
        <table:table-row table:style-name="ro1">
          <table:table-cell office:value-type="float" office:value="0.755007312444616">
            <text:p>0.7550073124</text:p>
          </table:table-cell>
          <table:table-cell table:number-columns-repeated="2"/>
        </table:table-row>
        <table:table-row table:style-name="ro1">
          <table:table-cell office:value-type="float" office:value="1.30750019107899">
            <text:p>1.3075001911</text:p>
          </table:table-cell>
          <table:table-cell table:number-columns-repeated="2"/>
        </table:table-row>
        <table:table-row table:style-name="ro1">
          <table:table-cell office:value-type="float" office:value="-1.8535261127013">
            <text:p>-1.8535261127</text:p>
          </table:table-cell>
          <table:table-cell table:number-columns-repeated="2"/>
        </table:table-row>
        <table:table-row table:style-name="ro1">
          <table:table-cell office:value-type="float" office:value="-1.57300302205037">
            <text:p>-1.5730030221</text:p>
          </table:table-cell>
          <table:table-cell table:number-columns-repeated="2"/>
        </table:table-row>
        <table:table-row table:style-name="ro1">
          <table:table-cell office:value-type="float" office:value="2.1545632484894">
            <text:p>2.1545632485</text:p>
          </table:table-cell>
          <table:table-cell table:number-columns-repeated="2"/>
        </table:table-row>
        <table:table-row table:style-name="ro1">
          <table:table-cell office:value-type="float" office:value="1.04147784220481">
            <text:p>1.0414778422</text:p>
          </table:table-cell>
          <table:table-cell table:number-columns-repeated="2"/>
        </table:table-row>
        <table:table-row table:style-name="ro1">
          <table:table-cell office:value-type="float" office:value="0.457193343312322">
            <text:p>0.4571933433</text:p>
          </table:table-cell>
          <table:table-cell table:number-columns-repeated="2"/>
        </table:table-row>
        <table:table-row table:style-name="ro1">
          <table:table-cell office:value-type="float" office:value="-2.37575977279666">
            <text:p>-2.3757597728</text:p>
          </table:table-cell>
          <table:table-cell table:number-columns-repeated="2"/>
        </table:table-row>
        <table:table-row table:style-name="ro1">
          <table:table-cell office:value-type="float" office:value="1.48089150601698">
            <text:p>1.480891506</text:p>
          </table:table-cell>
          <table:table-cell table:number-columns-repeated="2"/>
        </table:table-row>
        <table:table-row table:style-name="ro1">
          <table:table-cell office:value-type="float" office:value="-1.02927533184871">
            <text:p>-1.0292753318</text:p>
          </table:table-cell>
          <table:table-cell table:number-columns-repeated="2"/>
        </table:table-row>
        <table:table-row table:style-name="ro1">
          <table:table-cell office:value-type="float" office:value="-1.56330096260883">
            <text:p>-1.5633009626</text:p>
          </table:table-cell>
          <table:table-cell table:number-columns-repeated="2"/>
        </table:table-row>
        <table:table-row table:style-name="ro1">
          <table:table-cell office:value-type="float" office:value="-3.06425893402898">
            <text:p>-3.064258934</text:p>
          </table:table-cell>
          <table:table-cell table:number-columns-repeated="2"/>
        </table:table-row>
        <table:table-row table:style-name="ro1">
          <table:table-cell office:value-type="float" office:value="-0.922684539918586">
            <text:p>-0.9226845399</text:p>
          </table:table-cell>
          <table:table-cell table:number-columns-repeated="2"/>
        </table:table-row>
        <table:table-row table:style-name="ro1">
          <table:table-cell office:value-type="float" office:value="1.91713740240418">
            <text:p>1.9171374024</text:p>
          </table:table-cell>
          <table:table-cell table:number-columns-repeated="2"/>
        </table:table-row>
        <table:table-row table:style-name="ro1">
          <table:table-cell office:value-type="float" office:value="0.385235913402245">
            <text:p>0.3852359134</text:p>
          </table:table-cell>
          <table:table-cell table:number-columns-repeated="2"/>
        </table:table-row>
        <table:table-row table:style-name="ro1">
          <table:table-cell office:value-type="float" office:value="0.225143875770982">
            <text:p>0.2251438758</text:p>
          </table:table-cell>
          <table:table-cell table:number-columns-repeated="2"/>
        </table:table-row>
        <table:table-row table:style-name="ro1">
          <table:table-cell office:value-type="float" office:value="-1.0333855281035">
            <text:p>-1.0333855281</text:p>
          </table:table-cell>
          <table:table-cell table:number-columns-repeated="2"/>
        </table:table-row>
        <table:table-row table:style-name="ro1">
          <table:table-cell office:value-type="float" office:value="1.03846985678377">
            <text:p>1.0384698568</text:p>
          </table:table-cell>
          <table:table-cell table:number-columns-repeated="2"/>
        </table:table-row>
        <table:table-row table:style-name="ro1">
          <table:table-cell office:value-type="float" office:value="-0.203516778863837">
            <text:p>-0.2035167789</text:p>
          </table:table-cell>
          <table:table-cell table:number-columns-repeated="2"/>
        </table:table-row>
        <table:table-row table:style-name="ro1">
          <table:table-cell office:value-type="float" office:value="-1.5431379484414">
            <text:p>-1.5431379484</text:p>
          </table:table-cell>
          <table:table-cell table:number-columns-repeated="2"/>
        </table:table-row>
        <table:table-row table:style-name="ro1">
          <table:table-cell office:value-type="float" office:value="2.01991902577268">
            <text:p>2.0199190258</text:p>
          </table:table-cell>
          <table:table-cell table:number-columns-repeated="2"/>
        </table:table-row>
        <table:table-row table:style-name="ro1">
          <table:table-cell office:value-type="float" office:value="-0.92931963158196">
            <text:p>-0.9293196316</text:p>
          </table:table-cell>
          <table:table-cell table:number-columns-repeated="2"/>
        </table:table-row>
        <table:table-row table:style-name="ro1">
          <table:table-cell office:value-type="float" office:value="-2.00669060329586">
            <text:p>-2.0066906033</text:p>
          </table:table-cell>
          <table:table-cell table:number-columns-repeated="2"/>
        </table:table-row>
        <table:table-row table:style-name="ro1">
          <table:table-cell office:value-type="float" office:value="1.4638591222234">
            <text:p>1.4638591222</text:p>
          </table:table-cell>
          <table:table-cell table:number-columns-repeated="2"/>
        </table:table-row>
        <table:table-row table:style-name="ro1">
          <table:table-cell office:value-type="float" office:value="0.972633506381">
            <text:p>0.9726335064</text:p>
          </table:table-cell>
          <table:table-cell table:number-columns-repeated="2"/>
        </table:table-row>
        <table:table-row table:style-name="ro1">
          <table:table-cell office:value-type="float" office:value="0.34372690154307">
            <text:p>0.3437269015</text:p>
          </table:table-cell>
          <table:table-cell table:number-columns-repeated="2"/>
        </table:table-row>
        <table:table-row table:style-name="ro1">
          <table:table-cell office:value-type="float" office:value="-0.532828990271113">
            <text:p>-0.5328289903</text:p>
          </table:table-cell>
          <table:table-cell table:number-columns-repeated="2"/>
        </table:table-row>
        <table:table-row table:style-name="ro1">
          <table:table-cell office:value-type="float" office:value="0.547944036159901">
            <text:p>0.5479440362</text:p>
          </table:table-cell>
          <table:table-cell table:number-columns-repeated="2"/>
        </table:table-row>
        <table:table-row table:style-name="ro1">
          <table:table-cell office:value-type="float" office:value="-2.67877521637371">
            <text:p>-2.6787752164</text:p>
          </table:table-cell>
          <table:table-cell table:number-columns-repeated="2"/>
        </table:table-row>
        <table:table-row table:style-name="ro1">
          <table:table-cell office:value-type="float" office:value="-3.05598121371486">
            <text:p>-3.0559812137</text:p>
          </table:table-cell>
          <table:table-cell table:number-columns-repeated="2"/>
        </table:table-row>
        <table:table-row table:style-name="ro1">
          <table:table-cell office:value-type="float" office:value="2.03148452543761">
            <text:p>2.0314845254</text:p>
          </table:table-cell>
          <table:table-cell table:number-columns-repeated="2"/>
        </table:table-row>
        <table:table-row table:style-name="ro1">
          <table:table-cell office:value-type="float" office:value="1.12409616770855">
            <text:p>1.1240961677</text:p>
          </table:table-cell>
          <table:table-cell table:number-columns-repeated="2"/>
        </table:table-row>
        <table:table-row table:style-name="ro1">
          <table:table-cell office:value-type="float" office:value="3.68629878026772">
            <text:p>3.6862987803</text:p>
          </table:table-cell>
          <table:table-cell table:number-columns-repeated="2"/>
        </table:table-row>
        <table:table-row table:style-name="ro1">
          <table:table-cell office:value-type="float" office:value="-0.879901908748829">
            <text:p>-0.8799019087</text:p>
          </table:table-cell>
          <table:table-cell table:number-columns-repeated="2"/>
        </table:table-row>
        <table:table-row table:style-name="ro1">
          <table:table-cell office:value-type="float" office:value="0.0521356270729013">
            <text:p>0.0521356271</text:p>
          </table:table-cell>
          <table:table-cell table:number-columns-repeated="2"/>
        </table:table-row>
        <table:table-row table:style-name="ro1">
          <table:table-cell office:value-type="float" office:value="-0.273453295525542">
            <text:p>-0.2734532955</text:p>
          </table:table-cell>
          <table:table-cell table:number-columns-repeated="2"/>
        </table:table-row>
        <table:table-row table:style-name="ro1">
          <table:table-cell office:value-type="float" office:value="-0.668112262069776">
            <text:p>-0.6681122621</text:p>
          </table:table-cell>
          <table:table-cell table:number-columns-repeated="2"/>
        </table:table-row>
        <table:table-row table:style-name="ro1">
          <table:table-cell office:value-type="float" office:value="0.4934167591509">
            <text:p>0.4934167592</text:p>
          </table:table-cell>
          <table:table-cell table:number-columns-repeated="2"/>
        </table:table-row>
        <table:table-row table:style-name="ro1">
          <table:table-cell office:value-type="float" office:value="1.01019947413843">
            <text:p>1.0101994741</text:p>
          </table:table-cell>
          <table:table-cell table:number-columns-repeated="2"/>
        </table:table-row>
        <table:table-row table:style-name="ro1">
          <table:table-cell office:value-type="float" office:value="2.27065898453286">
            <text:p>2.2706589845</text:p>
          </table:table-cell>
          <table:table-cell table:number-columns-repeated="2"/>
        </table:table-row>
        <table:table-row table:style-name="ro1">
          <table:table-cell office:value-type="float" office:value="-0.48788561384484">
            <text:p>-0.4878856138</text:p>
          </table:table-cell>
          <table:table-cell table:number-columns-repeated="2"/>
        </table:table-row>
        <table:table-row table:style-name="ro1">
          <table:table-cell office:value-type="float" office:value="-1.66733641337013">
            <text:p>-1.6673364134</text:p>
          </table:table-cell>
          <table:table-cell table:number-columns-repeated="2"/>
        </table:table-row>
        <table:table-row table:style-name="ro1">
          <table:table-cell office:value-type="float" office:value="3.39097597574851">
            <text:p>3.3909759757</text:p>
          </table:table-cell>
          <table:table-cell table:number-columns-repeated="2"/>
        </table:table-row>
        <table:table-row table:style-name="ro1">
          <table:table-cell office:value-type="float" office:value="0.35647588155926">
            <text:p>0.3564758816</text:p>
          </table:table-cell>
          <table:table-cell table:number-columns-repeated="2"/>
        </table:table-row>
        <table:table-row table:style-name="ro1">
          <table:table-cell office:value-type="float" office:value="-0.556622563471646">
            <text:p>-0.5566225635</text:p>
          </table:table-cell>
          <table:table-cell table:number-columns-repeated="2"/>
        </table:table-row>
        <table:table-row table:style-name="ro1">
          <table:table-cell office:value-type="float" office:value="1.12460356423086">
            <text:p>1.1246035642</text:p>
          </table:table-cell>
          <table:table-cell table:number-columns-repeated="2"/>
        </table:table-row>
        <table:table-row table:style-name="ro1">
          <table:table-cell office:value-type="float" office:value="0.912823763741794">
            <text:p>0.9128237637</text:p>
          </table:table-cell>
          <table:table-cell table:number-columns-repeated="2"/>
        </table:table-row>
        <table:table-row table:style-name="ro1">
          <table:table-cell office:value-type="float" office:value="-0.873624744941735">
            <text:p>-0.8736247449</text:p>
          </table:table-cell>
          <table:table-cell table:number-columns-repeated="2"/>
        </table:table-row>
        <table:table-row table:style-name="ro1">
          <table:table-cell office:value-type="float" office:value="-2.52053975660733">
            <text:p>-2.5205397566</text:p>
          </table:table-cell>
          <table:table-cell table:number-columns-repeated="2"/>
        </table:table-row>
        <table:table-row table:style-name="ro1">
          <table:table-cell office:value-type="float" office:value="2.89564583053246">
            <text:p>2.8956458305</text:p>
          </table:table-cell>
          <table:table-cell table:number-columns-repeated="2"/>
        </table:table-row>
        <table:table-row table:style-name="ro1">
          <table:table-cell office:value-type="float" office:value="3.26270674969905">
            <text:p>3.2627067497</text:p>
          </table:table-cell>
          <table:table-cell table:number-columns-repeated="2"/>
        </table:table-row>
        <table:table-row table:style-name="ro1">
          <table:table-cell office:value-type="float" office:value="-0.816443466455555">
            <text:p>-0.8164434665</text:p>
          </table:table-cell>
          <table:table-cell table:number-columns-repeated="2"/>
        </table:table-row>
        <table:table-row table:style-name="ro1">
          <table:table-cell office:value-type="float" office:value="2.5746120531508">
            <text:p>2.5746120532</text:p>
          </table:table-cell>
          <table:table-cell table:number-columns-repeated="2"/>
        </table:table-row>
        <table:table-row table:style-name="ro1">
          <table:table-cell office:value-type="float" office:value="-0.465991557886752">
            <text:p>-0.4659915579</text:p>
          </table:table-cell>
          <table:table-cell table:number-columns-repeated="2"/>
        </table:table-row>
        <table:table-row table:style-name="ro1">
          <table:table-cell office:value-type="float" office:value="-2.08786743229817">
            <text:p>-2.0878674323</text:p>
          </table:table-cell>
          <table:table-cell table:number-columns-repeated="2"/>
        </table:table-row>
        <table:table-row table:style-name="ro1">
          <table:table-cell office:value-type="float" office:value="1.52273783420485">
            <text:p>1.5227378342</text:p>
          </table:table-cell>
          <table:table-cell table:number-columns-repeated="2"/>
        </table:table-row>
        <table:table-row table:style-name="ro1">
          <table:table-cell office:value-type="float" office:value="0.140378818136404">
            <text:p>0.1403788181</text:p>
          </table:table-cell>
          <table:table-cell table:number-columns-repeated="2"/>
        </table:table-row>
        <table:table-row table:style-name="ro1">
          <table:table-cell office:value-type="float" office:value="0.491869584776493">
            <text:p>0.4918695848</text:p>
          </table:table-cell>
          <table:table-cell table:number-columns-repeated="2"/>
        </table:table-row>
        <table:table-row table:style-name="ro1">
          <table:table-cell office:value-type="float" office:value="-1.05497037964477">
            <text:p>-1.0549703796</text:p>
          </table:table-cell>
          <table:table-cell table:number-columns-repeated="2"/>
        </table:table-row>
        <table:table-row table:style-name="ro1">
          <table:table-cell office:value-type="float" office:value="-2.47926342375692">
            <text:p>-2.4792634238</text:p>
          </table:table-cell>
          <table:table-cell table:number-columns-repeated="2"/>
        </table:table-row>
        <table:table-row table:style-name="ro1">
          <table:table-cell office:value-type="float" office:value="1.33551607395422">
            <text:p>1.335516074</text:p>
          </table:table-cell>
          <table:table-cell table:number-columns-repeated="2"/>
        </table:table-row>
        <table:table-row table:style-name="ro1">
          <table:table-cell office:value-type="float" office:value="0.759175892571812">
            <text:p>0.7591758926</text:p>
          </table:table-cell>
          <table:table-cell table:number-columns-repeated="2"/>
        </table:table-row>
        <table:table-row table:style-name="ro1">
          <table:table-cell office:value-type="float" office:value="-1.65430391539947">
            <text:p>-1.6543039154</text:p>
          </table:table-cell>
          <table:table-cell table:number-columns-repeated="2"/>
        </table:table-row>
        <table:table-row table:style-name="ro1">
          <table:table-cell office:value-type="float" office:value="-0.448605791316451">
            <text:p>-0.4486057913</text:p>
          </table:table-cell>
          <table:table-cell table:number-columns-repeated="2"/>
        </table:table-row>
        <table:table-row table:style-name="ro1">
          <table:table-cell office:value-type="float" office:value="1.87282760053246">
            <text:p>1.8728276005</text:p>
          </table:table-cell>
          <table:table-cell table:number-columns-repeated="2"/>
        </table:table-row>
        <table:table-row table:style-name="ro1">
          <table:table-cell office:value-type="float" office:value="2.55817558965011">
            <text:p>2.5581755897</text:p>
          </table:table-cell>
          <table:table-cell table:number-columns-repeated="2"/>
        </table:table-row>
        <table:table-row table:style-name="ro1">
          <table:table-cell office:value-type="float" office:value="-0.221005039155249">
            <text:p>-0.2210050392</text:p>
          </table:table-cell>
          <table:table-cell table:number-columns-repeated="2"/>
        </table:table-row>
        <table:table-row table:style-name="ro1">
          <table:table-cell office:value-type="float" office:value="-2.08448377095818">
            <text:p>-2.084483771</text:p>
          </table:table-cell>
          <table:table-cell table:number-columns-repeated="2"/>
        </table:table-row>
        <table:table-row table:style-name="ro1">
          <table:table-cell office:value-type="float" office:value="1.30944557295326">
            <text:p>1.309445573</text:p>
          </table:table-cell>
          <table:table-cell table:number-columns-repeated="2"/>
        </table:table-row>
        <table:table-row table:style-name="ro1">
          <table:table-cell office:value-type="float" office:value="3.27474499826305">
            <text:p>3.2747449983</text:p>
          </table:table-cell>
          <table:table-cell table:number-columns-repeated="2"/>
        </table:table-row>
        <table:table-row table:style-name="ro1">
          <table:table-cell office:value-type="float" office:value="-5.70512195583842">
            <text:p>-5.7051219558</text:p>
          </table:table-cell>
          <table:table-cell table:number-columns-repeated="2"/>
        </table:table-row>
        <table:table-row table:style-name="ro1">
          <table:table-cell office:value-type="float" office:value="-0.682334665036053">
            <text:p>-0.682334665</text:p>
          </table:table-cell>
          <table:table-cell table:number-columns-repeated="2"/>
        </table:table-row>
        <table:table-row table:style-name="ro1">
          <table:table-cell office:value-type="float" office:value="1.82380391673644">
            <text:p>1.8238039167</text:p>
          </table:table-cell>
          <table:table-cell table:number-columns-repeated="2"/>
        </table:table-row>
        <table:table-row table:style-name="ro1">
          <table:table-cell office:value-type="float" office:value="-1.04912142307196">
            <text:p>-1.0491214231</text:p>
          </table:table-cell>
          <table:table-cell table:number-columns-repeated="2"/>
        </table:table-row>
        <table:table-row table:style-name="ro1">
          <table:table-cell office:value-type="float" office:value="1.99106078525899">
            <text:p>1.9910607853</text:p>
          </table:table-cell>
          <table:table-cell table:number-columns-repeated="2"/>
        </table:table-row>
        <table:table-row table:style-name="ro1">
          <table:table-cell office:value-type="float" office:value="-2.41915782283098">
            <text:p>-2.4191578228</text:p>
          </table:table-cell>
          <table:table-cell table:number-columns-repeated="2"/>
        </table:table-row>
        <table:table-row table:style-name="ro1">
          <table:table-cell office:value-type="float" office:value="3.05865924397977">
            <text:p>3.058659244</text:p>
          </table:table-cell>
          <table:table-cell table:number-columns-repeated="2"/>
        </table:table-row>
        <table:table-row table:style-name="ro1">
          <table:table-cell office:value-type="float" office:value="1.45750521795221">
            <text:p>1.457505218</text:p>
          </table:table-cell>
          <table:table-cell table:number-columns-repeated="2"/>
        </table:table-row>
        <table:table-row table:style-name="ro1">
          <table:table-cell office:value-type="float" office:value="0.20018773413471">
            <text:p>0.2001877341</text:p>
          </table:table-cell>
          <table:table-cell table:number-columns-repeated="2"/>
        </table:table-row>
        <table:table-row table:style-name="ro1">
          <table:table-cell office:value-type="float" office:value="1.69382667366017">
            <text:p>1.6938266737</text:p>
          </table:table-cell>
          <table:table-cell table:number-columns-repeated="2"/>
        </table:table-row>
        <table:table-row table:style-name="ro1">
          <table:table-cell office:value-type="float" office:value="2.53918121235785">
            <text:p>2.5391812124</text:p>
          </table:table-cell>
          <table:table-cell table:number-columns-repeated="2"/>
        </table:table-row>
        <table:table-row table:style-name="ro1">
          <table:table-cell office:value-type="float" office:value="-1.07058369802174">
            <text:p>-1.070583698</text:p>
          </table:table-cell>
          <table:table-cell table:number-columns-repeated="2"/>
        </table:table-row>
        <table:table-row table:style-name="ro1">
          <table:table-cell office:value-type="float" office:value="-0.912167530563966">
            <text:p>-0.9121675306</text:p>
          </table:table-cell>
          <table:table-cell table:number-columns-repeated="2"/>
        </table:table-row>
        <table:table-row table:style-name="ro1">
          <table:table-cell office:value-type="float" office:value="0.0418566151349284">
            <text:p>0.0418566151</text:p>
          </table:table-cell>
          <table:table-cell table:number-columns-repeated="2"/>
        </table:table-row>
        <table:table-row table:style-name="ro1">
          <table:table-cell office:value-type="float" office:value="0.0495239575796351">
            <text:p>0.0495239576</text:p>
          </table:table-cell>
          <table:table-cell table:number-columns-repeated="2"/>
        </table:table-row>
        <table:table-row table:style-name="ro1">
          <table:table-cell office:value-type="float" office:value="-2.57121796645593">
            <text:p>-2.5712179665</text:p>
          </table:table-cell>
          <table:table-cell table:number-columns-repeated="2"/>
        </table:table-row>
        <table:table-row table:style-name="ro1">
          <table:table-cell office:value-type="float" office:value="-1.95299197814119">
            <text:p>-1.9529919781</text:p>
          </table:table-cell>
          <table:table-cell table:number-columns-repeated="2"/>
        </table:table-row>
        <table:table-row table:style-name="ro1">
          <table:table-cell office:value-type="float" office:value="-1.33809677965752">
            <text:p>-1.3380967797</text:p>
          </table:table-cell>
          <table:table-cell table:number-columns-repeated="2"/>
        </table:table-row>
        <table:table-row table:style-name="ro1">
          <table:table-cell office:value-type="float" office:value="0.293091845042023">
            <text:p>0.293091845</text:p>
          </table:table-cell>
          <table:table-cell table:number-columns-repeated="2"/>
        </table:table-row>
        <table:table-row table:style-name="ro1">
          <table:table-cell office:value-type="float" office:value="-0.578186239444953">
            <text:p>-0.5781862394</text:p>
          </table:table-cell>
          <table:table-cell table:number-columns-repeated="2"/>
        </table:table-row>
        <table:table-row table:style-name="ro1">
          <table:table-cell office:value-type="float" office:value="0.680225928743355">
            <text:p>0.6802259287</text:p>
          </table:table-cell>
          <table:table-cell table:number-columns-repeated="2"/>
        </table:table-row>
        <table:table-row table:style-name="ro1">
          <table:table-cell office:value-type="float" office:value="-0.449693657345106">
            <text:p>-0.4496936573</text:p>
          </table:table-cell>
          <table:table-cell table:number-columns-repeated="2"/>
        </table:table-row>
        <table:table-row table:style-name="ro1">
          <table:table-cell office:value-type="float" office:value="1.38888613481887">
            <text:p>1.3888861348</text:p>
          </table:table-cell>
          <table:table-cell table:number-columns-repeated="2"/>
        </table:table-row>
        <table:table-row table:style-name="ro1">
          <table:table-cell office:value-type="float" office:value="2.49945271029476">
            <text:p>2.4994527103</text:p>
          </table:table-cell>
          <table:table-cell table:number-columns-repeated="2"/>
        </table:table-row>
        <table:table-row table:style-name="ro1">
          <table:table-cell office:value-type="float" office:value="-1.47691228763965">
            <text:p>-1.4769122876</text:p>
          </table:table-cell>
          <table:table-cell table:number-columns-repeated="2"/>
        </table:table-row>
        <table:table-row table:style-name="ro1">
          <table:table-cell office:value-type="float" office:value="1.73352644170827">
            <text:p>1.7335264417</text:p>
          </table:table-cell>
          <table:table-cell table:number-columns-repeated="2"/>
        </table:table-row>
        <table:table-row table:style-name="ro1">
          <table:table-cell office:value-type="float" office:value="0.0908919794543189">
            <text:p>0.0908919795</text:p>
          </table:table-cell>
          <table:table-cell table:number-columns-repeated="2"/>
        </table:table-row>
        <table:table-row table:style-name="ro1">
          <table:table-cell office:value-type="float" office:value="2.09651767420727">
            <text:p>2.0965176742</text:p>
          </table:table-cell>
          <table:table-cell table:number-columns-repeated="2"/>
        </table:table-row>
        <table:table-row table:style-name="ro1">
          <table:table-cell office:value-type="float" office:value="-0.0804274187804373">
            <text:p>-0.0804274188</text:p>
          </table:table-cell>
          <table:table-cell table:number-columns-repeated="2"/>
        </table:table-row>
        <table:table-row table:style-name="ro1">
          <table:table-cell office:value-type="float" office:value="1.67193438461114">
            <text:p>1.6719343846</text:p>
          </table:table-cell>
          <table:table-cell table:number-columns-repeated="2"/>
        </table:table-row>
        <table:table-row table:style-name="ro1">
          <table:table-cell office:value-type="float" office:value="0.878207373978319">
            <text:p>0.878207374</text:p>
          </table:table-cell>
          <table:table-cell table:number-columns-repeated="2"/>
        </table:table-row>
        <table:table-row table:style-name="ro1">
          <table:table-cell office:value-type="float" office:value="2.90873843478824">
            <text:p>2.9087384348</text:p>
          </table:table-cell>
          <table:table-cell table:number-columns-repeated="2"/>
        </table:table-row>
        <table:table-row table:style-name="ro1">
          <table:table-cell office:value-type="float" office:value="-0.217513397241485">
            <text:p>-0.2175133972</text:p>
          </table:table-cell>
          <table:table-cell table:number-columns-repeated="2"/>
        </table:table-row>
        <table:table-row table:style-name="ro1">
          <table:table-cell office:value-type="float" office:value="-1.33504318539998">
            <text:p>-1.3350431854</text:p>
          </table:table-cell>
          <table:table-cell table:number-columns-repeated="2"/>
        </table:table-row>
        <table:table-row table:style-name="ro1">
          <table:table-cell office:value-type="float" office:value="0.631173475654266">
            <text:p>0.6311734757</text:p>
          </table:table-cell>
          <table:table-cell table:number-columns-repeated="2"/>
        </table:table-row>
        <table:table-row table:style-name="ro1">
          <table:table-cell office:value-type="float" office:value="1.12556509167074">
            <text:p>1.1255650917</text:p>
          </table:table-cell>
          <table:table-cell table:number-columns-repeated="2"/>
        </table:table-row>
        <table:table-row table:style-name="ro1">
          <table:table-cell office:value-type="float" office:value="0.417856514307491">
            <text:p>0.4178565143</text:p>
          </table:table-cell>
          <table:table-cell table:number-columns-repeated="2"/>
        </table:table-row>
        <table:table-row table:style-name="ro1">
          <table:table-cell office:value-type="float" office:value="0.338940874275421">
            <text:p>0.3389408743</text:p>
          </table:table-cell>
          <table:table-cell table:number-columns-repeated="2"/>
        </table:table-row>
        <table:table-row table:style-name="ro1">
          <table:table-cell office:value-type="float" office:value="0.422916462645887">
            <text:p>0.4229164626</text:p>
          </table:table-cell>
          <table:table-cell table:number-columns-repeated="2"/>
        </table:table-row>
        <table:table-row table:style-name="ro1">
          <table:table-cell office:value-type="float" office:value="0.308361627828374">
            <text:p>0.3083616278</text:p>
          </table:table-cell>
          <table:table-cell table:number-columns-repeated="2"/>
        </table:table-row>
        <table:table-row table:style-name="ro1">
          <table:table-cell office:value-type="float" office:value="0.840215588628832">
            <text:p>0.8402155886</text:p>
          </table:table-cell>
          <table:table-cell table:number-columns-repeated="2"/>
        </table:table-row>
        <table:table-row table:style-name="ro1">
          <table:table-cell office:value-type="float" office:value="-1.38199405463411">
            <text:p>-1.3819940546</text:p>
          </table:table-cell>
          <table:table-cell table:number-columns-repeated="2"/>
        </table:table-row>
        <table:table-row table:style-name="ro1">
          <table:table-cell office:value-type="float" office:value="-2.91420640567717">
            <text:p>-2.9142064057</text:p>
          </table:table-cell>
          <table:table-cell table:number-columns-repeated="2"/>
        </table:table-row>
        <table:table-row table:style-name="ro1">
          <table:table-cell office:value-type="float" office:value="-1.6871105998151">
            <text:p>-1.6871105998</text:p>
          </table:table-cell>
          <table:table-cell table:number-columns-repeated="2"/>
        </table:table-row>
        <table:table-row table:style-name="ro1">
          <table:table-cell office:value-type="float" office:value="1.89959910415919">
            <text:p>1.8995991042</text:p>
          </table:table-cell>
          <table:table-cell table:number-columns-repeated="2"/>
        </table:table-row>
        <table:table-row table:style-name="ro1">
          <table:table-cell office:value-type="float" office:value="-0.676403781226613">
            <text:p>-0.6764037812</text:p>
          </table:table-cell>
          <table:table-cell table:number-columns-repeated="2"/>
        </table:table-row>
        <table:table-row table:style-name="ro1">
          <table:table-cell office:value-type="float" office:value="-2.48513811649723">
            <text:p>-2.4851381165</text:p>
          </table:table-cell>
          <table:table-cell table:number-columns-repeated="2"/>
        </table:table-row>
        <table:table-row table:style-name="ro1">
          <table:table-cell office:value-type="float" office:value="-1.67510187221392">
            <text:p>-1.6751018722</text:p>
          </table:table-cell>
          <table:table-cell table:number-columns-repeated="2"/>
        </table:table-row>
        <table:table-row table:style-name="ro1">
          <table:table-cell office:value-type="float" office:value="2.13377278603284">
            <text:p>2.133772786</text:p>
          </table:table-cell>
          <table:table-cell table:number-columns-repeated="2"/>
        </table:table-row>
        <table:table-row table:style-name="ro1">
          <table:table-cell office:value-type="float" office:value="3.66039169550985">
            <text:p>3.6603916955</text:p>
          </table:table-cell>
          <table:table-cell table:number-columns-repeated="2"/>
        </table:table-row>
        <table:table-row table:style-name="ro1">
          <table:table-cell office:value-type="float" office:value="-0.690644102591833">
            <text:p>-0.6906441026</text:p>
          </table:table-cell>
          <table:table-cell table:number-columns-repeated="2"/>
        </table:table-row>
        <table:table-row table:style-name="ro1">
          <table:table-cell office:value-type="float" office:value="1.38059468266071">
            <text:p>1.3805946827</text:p>
          </table:table-cell>
          <table:table-cell table:number-columns-repeated="2"/>
        </table:table-row>
        <table:table-row table:style-name="ro1">
          <table:table-cell office:value-type="float" office:value="0.618137053735364">
            <text:p>0.6181370537</text:p>
          </table:table-cell>
          <table:table-cell table:number-columns-repeated="2"/>
        </table:table-row>
        <table:table-row table:style-name="ro1">
          <table:table-cell office:value-type="float" office:value="1.35981727205944">
            <text:p>1.3598172721</text:p>
          </table:table-cell>
          <table:table-cell table:number-columns-repeated="2"/>
        </table:table-row>
        <table:table-row table:style-name="ro1">
          <table:table-cell office:value-type="float" office:value="-2.65466288289766">
            <text:p>-2.6546628829</text:p>
          </table:table-cell>
          <table:table-cell table:number-columns-repeated="2"/>
        </table:table-row>
        <table:table-row table:style-name="ro1">
          <table:table-cell office:value-type="float" office:value="-0.397910839081074">
            <text:p>-0.3979108391</text:p>
          </table:table-cell>
          <table:table-cell table:number-columns-repeated="2"/>
        </table:table-row>
        <table:table-row table:style-name="ro1">
          <table:table-cell office:value-type="float" office:value="-3.00427592732698">
            <text:p>-3.0042759273</text:p>
          </table:table-cell>
          <table:table-cell table:number-columns-repeated="2"/>
        </table:table-row>
        <table:table-row table:style-name="ro1">
          <table:table-cell office:value-type="float" office:value="2.32742961422969">
            <text:p>2.3274296142</text:p>
          </table:table-cell>
          <table:table-cell table:number-columns-repeated="2"/>
        </table:table-row>
        <table:table-row table:style-name="ro1">
          <table:table-cell office:value-type="float" office:value="-1.00186993914856">
            <text:p>-1.0018699391</text:p>
          </table:table-cell>
          <table:table-cell table:number-columns-repeated="2"/>
        </table:table-row>
        <table:table-row table:style-name="ro1">
          <table:table-cell office:value-type="float" office:value="-3.93977884987654">
            <text:p>-3.9397788499</text:p>
          </table:table-cell>
          <table:table-cell table:number-columns-repeated="2"/>
        </table:table-row>
        <table:table-row table:style-name="ro1">
          <table:table-cell office:value-type="float" office:value="-1.9120711530008">
            <text:p>-1.912071153</text:p>
          </table:table-cell>
          <table:table-cell table:number-columns-repeated="2"/>
        </table:table-row>
        <table:table-row table:style-name="ro1">
          <table:table-cell office:value-type="float" office:value="0.88607895300225">
            <text:p>0.886078953</text:p>
          </table:table-cell>
          <table:table-cell table:number-columns-repeated="2"/>
        </table:table-row>
        <table:table-row table:style-name="ro1">
          <table:table-cell office:value-type="float" office:value="0.941261831427965">
            <text:p>0.9412618314</text:p>
          </table:table-cell>
          <table:table-cell table:number-columns-repeated="2"/>
        </table:table-row>
        <table:table-row table:style-name="ro1">
          <table:table-cell office:value-type="float" office:value="-0.0283305712942761">
            <text:p>-0.0283305713</text:p>
          </table:table-cell>
          <table:table-cell table:number-columns-repeated="2"/>
        </table:table-row>
        <table:table-row table:style-name="ro1">
          <table:table-cell office:value-type="float" office:value="1.29112345244536">
            <text:p>1.2911234524</text:p>
          </table:table-cell>
          <table:table-cell table:number-columns-repeated="2"/>
        </table:table-row>
        <table:table-row table:style-name="ro1">
          <table:table-cell office:value-type="float" office:value="1.24539049036815">
            <text:p>1.2453904904</text:p>
          </table:table-cell>
          <table:table-cell table:number-columns-repeated="2"/>
        </table:table-row>
        <table:table-row table:style-name="ro1">
          <table:table-cell office:value-type="float" office:value="1.43507866370654">
            <text:p>1.4350786637</text:p>
          </table:table-cell>
          <table:table-cell table:number-columns-repeated="2"/>
        </table:table-row>
        <table:table-row table:style-name="ro1">
          <table:table-cell office:value-type="float" office:value="0.0840324209372287">
            <text:p>0.0840324209</text:p>
          </table:table-cell>
          <table:table-cell table:number-columns-repeated="2"/>
        </table:table-row>
        <table:table-row table:style-name="ro1">
          <table:table-cell office:value-type="float" office:value="0.230887698578214">
            <text:p>0.2308876986</text:p>
          </table:table-cell>
          <table:table-cell table:number-columns-repeated="2"/>
        </table:table-row>
        <table:table-row table:style-name="ro1">
          <table:table-cell office:value-type="float" office:value="0.295031881487453">
            <text:p>0.2950318815</text:p>
          </table:table-cell>
          <table:table-cell table:number-columns-repeated="2"/>
        </table:table-row>
        <table:table-row table:style-name="ro1">
          <table:table-cell office:value-type="float" office:value="1.32886841164848">
            <text:p>1.3288684116</text:p>
          </table:table-cell>
          <table:table-cell table:number-columns-repeated="2"/>
        </table:table-row>
        <table:table-row table:style-name="ro1">
          <table:table-cell office:value-type="float" office:value="0.362271293483453">
            <text:p>0.3622712935</text:p>
          </table:table-cell>
          <table:table-cell table:number-columns-repeated="2"/>
        </table:table-row>
        <table:table-row table:style-name="ro1">
          <table:table-cell office:value-type="float" office:value="-2.07671704672472">
            <text:p>-2.0767170467</text:p>
          </table:table-cell>
          <table:table-cell table:number-columns-repeated="2"/>
        </table:table-row>
        <table:table-row table:style-name="ro1">
          <table:table-cell office:value-type="float" office:value="-1.31804077559201">
            <text:p>-1.3180407756</text:p>
          </table:table-cell>
          <table:table-cell table:number-columns-repeated="2"/>
        </table:table-row>
        <table:table-row table:style-name="ro1">
          <table:table-cell office:value-type="float" office:value="-0.766718546127348">
            <text:p>-0.7667185461</text:p>
          </table:table-cell>
          <table:table-cell table:number-columns-repeated="2"/>
        </table:table-row>
        <table:table-row table:style-name="ro1">
          <table:table-cell office:value-type="float" office:value="-0.277090729381385">
            <text:p>-0.2770907294</text:p>
          </table:table-cell>
          <table:table-cell table:number-columns-repeated="2"/>
        </table:table-row>
        <table:table-row table:style-name="ro1">
          <table:table-cell office:value-type="float" office:value="2.9524773862131">
            <text:p>2.9524773862</text:p>
          </table:table-cell>
          <table:table-cell table:number-columns-repeated="2"/>
        </table:table-row>
        <table:table-row table:style-name="ro1">
          <table:table-cell office:value-type="float" office:value="-1.94896837334628">
            <text:p>-1.9489683733</text:p>
          </table:table-cell>
          <table:table-cell table:number-columns-repeated="2"/>
        </table:table-row>
        <table:table-row table:style-name="ro1">
          <table:table-cell office:value-type="float" office:value="1.3099102430734">
            <text:p>1.3099102431</text:p>
          </table:table-cell>
          <table:table-cell table:number-columns-repeated="2"/>
        </table:table-row>
        <table:table-row table:style-name="ro1">
          <table:table-cell office:value-type="float" office:value="-0.00766544198654952">
            <text:p>-0.007665442</text:p>
          </table:table-cell>
          <table:table-cell table:number-columns-repeated="2"/>
        </table:table-row>
        <table:table-row table:style-name="ro1">
          <table:table-cell office:value-type="float" office:value="0.349502254728111">
            <text:p>0.3495022547</text:p>
          </table:table-cell>
          <table:table-cell table:number-columns-repeated="2"/>
        </table:table-row>
        <table:table-row table:style-name="ro1">
          <table:table-cell office:value-type="float" office:value="1.37804160657315">
            <text:p>1.3780416066</text:p>
          </table:table-cell>
          <table:table-cell table:number-columns-repeated="2"/>
        </table:table-row>
        <table:table-row table:style-name="ro1">
          <table:table-cell office:value-type="float" office:value="1.79916043889271">
            <text:p>1.7991604389</text:p>
          </table:table-cell>
          <table:table-cell table:number-columns-repeated="2"/>
        </table:table-row>
        <table:table-row table:style-name="ro1">
          <table:table-cell office:value-type="float" office:value="2.92228900445783">
            <text:p>2.9222890045</text:p>
          </table:table-cell>
          <table:table-cell table:number-columns-repeated="2"/>
        </table:table-row>
        <table:table-row table:style-name="ro1">
          <table:table-cell office:value-type="float" office:value="-0.635361079819804">
            <text:p>-0.6353610798</text:p>
          </table:table-cell>
          <table:table-cell table:number-columns-repeated="2"/>
        </table:table-row>
        <table:table-row table:style-name="ro1">
          <table:table-cell office:value-type="float" office:value="-2.29433334902359">
            <text:p>-2.294333349</text:p>
          </table:table-cell>
          <table:table-cell table:number-columns-repeated="2"/>
        </table:table-row>
        <table:table-row table:style-name="ro1">
          <table:table-cell office:value-type="float" office:value="-0.724250479230095">
            <text:p>-0.7242504792</text:p>
          </table:table-cell>
          <table:table-cell table:number-columns-repeated="2"/>
        </table:table-row>
        <table:table-row table:style-name="ro1">
          <table:table-cell office:value-type="float" office:value="0.513074113751914">
            <text:p>0.5130741138</text:p>
          </table:table-cell>
          <table:table-cell table:number-columns-repeated="2"/>
        </table:table-row>
        <table:table-row table:style-name="ro1">
          <table:table-cell office:value-type="float" office:value="0.106145878810808">
            <text:p>0.1061458788</text:p>
          </table:table-cell>
          <table:table-cell table:number-columns-repeated="2"/>
        </table:table-row>
        <table:table-row table:style-name="ro1">
          <table:table-cell office:value-type="float" office:value="-1.68768746348544">
            <text:p>-1.6876874635</text:p>
          </table:table-cell>
          <table:table-cell table:number-columns-repeated="2"/>
        </table:table-row>
        <table:table-row table:style-name="ro1">
          <table:table-cell office:value-type="float" office:value="0.808958974295273">
            <text:p>0.8089589743</text:p>
          </table:table-cell>
          <table:table-cell table:number-columns-repeated="2"/>
        </table:table-row>
        <table:table-row table:style-name="ro1">
          <table:table-cell office:value-type="float" office:value="1.08017764700231">
            <text:p>1.080177647</text:p>
          </table:table-cell>
          <table:table-cell table:number-columns-repeated="2"/>
        </table:table-row>
        <table:table-row table:style-name="ro1">
          <table:table-cell office:value-type="float" office:value="-0.508783098382427">
            <text:p>-0.5087830984</text:p>
          </table:table-cell>
          <table:table-cell table:number-columns-repeated="2"/>
        </table:table-row>
        <table:table-row table:style-name="ro1">
          <table:table-cell office:value-type="float" office:value="0.382443067212401">
            <text:p>0.3824430672</text:p>
          </table:table-cell>
          <table:table-cell table:number-columns-repeated="2"/>
        </table:table-row>
        <table:table-row table:style-name="ro1">
          <table:table-cell office:value-type="float" office:value="-4.01291021884344">
            <text:p>-4.0129102188</text:p>
          </table:table-cell>
          <table:table-cell table:number-columns-repeated="2"/>
        </table:table-row>
        <table:table-row table:style-name="ro1">
          <table:table-cell office:value-type="float" office:value="1.63376873466611">
            <text:p>1.6337687347</text:p>
          </table:table-cell>
          <table:table-cell table:number-columns-repeated="2"/>
        </table:table-row>
        <table:table-row table:style-name="ro1">
          <table:table-cell office:value-type="float" office:value="-2.01125085759988">
            <text:p>-2.0112508576</text:p>
          </table:table-cell>
          <table:table-cell table:number-columns-repeated="2"/>
        </table:table-row>
        <table:table-row table:style-name="ro1">
          <table:table-cell office:value-type="float" office:value="1.36957658105859">
            <text:p>1.3695765811</text:p>
          </table:table-cell>
          <table:table-cell table:number-columns-repeated="2"/>
        </table:table-row>
        <table:table-row table:style-name="ro1">
          <table:table-cell office:value-type="float" office:value="1.42813292644033">
            <text:p>1.4281329264</text:p>
          </table:table-cell>
          <table:table-cell table:number-columns-repeated="2"/>
        </table:table-row>
        <table:table-row table:style-name="ro1">
          <table:table-cell office:value-type="float" office:value="3.27915005234565">
            <text:p>3.2791500523</text:p>
          </table:table-cell>
          <table:table-cell table:number-columns-repeated="2"/>
        </table:table-row>
        <table:table-row table:style-name="ro1">
          <table:table-cell office:value-type="float" office:value="1.27065640997289">
            <text:p>1.27065641</text:p>
          </table:table-cell>
          <table:table-cell table:number-columns-repeated="2"/>
        </table:table-row>
        <table:table-row table:style-name="ro1">
          <table:table-cell office:value-type="float" office:value="-1.52185193767541">
            <text:p>-1.5218519377</text:p>
          </table:table-cell>
          <table:table-cell table:number-columns-repeated="2"/>
        </table:table-row>
        <table:table-row table:style-name="ro1">
          <table:table-cell office:value-type="float" office:value="-0.366979637198066">
            <text:p>-0.3669796372</text:p>
          </table:table-cell>
          <table:table-cell table:number-columns-repeated="2"/>
        </table:table-row>
        <table:table-row table:style-name="ro1">
          <table:table-cell office:value-type="float" office:value="-1.21692809392902">
            <text:p>-1.2169280939</text:p>
          </table:table-cell>
          <table:table-cell table:number-columns-repeated="2"/>
        </table:table-row>
        <table:table-row table:style-name="ro1">
          <table:table-cell office:value-type="float" office:value="-1.08960113415088">
            <text:p>-1.0896011342</text:p>
          </table:table-cell>
          <table:table-cell table:number-columns-repeated="2"/>
        </table:table-row>
        <table:table-row table:style-name="ro1">
          <table:table-cell office:value-type="float" office:value="1.86896378179061">
            <text:p>1.8689637818</text:p>
          </table:table-cell>
          <table:table-cell table:number-columns-repeated="2"/>
        </table:table-row>
        <table:table-row table:style-name="ro1">
          <table:table-cell office:value-type="float" office:value="0.542797911270919">
            <text:p>0.5427979113</text:p>
          </table:table-cell>
          <table:table-cell table:number-columns-repeated="2"/>
        </table:table-row>
        <table:table-row table:style-name="ro1">
          <table:table-cell office:value-type="float" office:value="-0.135173387218257">
            <text:p>-0.1351733872</text:p>
          </table:table-cell>
          <table:table-cell table:number-columns-repeated="2"/>
        </table:table-row>
        <table:table-row table:style-name="ro1">
          <table:table-cell office:value-type="float" office:value="-2.21963016878392">
            <text:p>-2.2196301688</text:p>
          </table:table-cell>
          <table:table-cell table:number-columns-repeated="2"/>
        </table:table-row>
        <table:table-row table:style-name="ro1">
          <table:table-cell office:value-type="float" office:value="-1.17224852867913">
            <text:p>-1.1722485287</text:p>
          </table:table-cell>
          <table:table-cell table:number-columns-repeated="2"/>
        </table:table-row>
        <table:table-row table:style-name="ro1">
          <table:table-cell office:value-type="float" office:value="-3.12133187521092">
            <text:p>-3.1213318752</text:p>
          </table:table-cell>
          <table:table-cell table:number-columns-repeated="2"/>
        </table:table-row>
        <table:table-row table:style-name="ro1">
          <table:table-cell office:value-type="float" office:value="0.105368423318318">
            <text:p>0.1053684233</text:p>
          </table:table-cell>
          <table:table-cell table:number-columns-repeated="2"/>
        </table:table-row>
        <table:table-row table:style-name="ro1">
          <table:table-cell office:value-type="float" office:value="1.15369030424827">
            <text:p>1.1536903042</text:p>
          </table:table-cell>
          <table:table-cell table:number-columns-repeated="2"/>
        </table:table-row>
        <table:table-row table:style-name="ro1">
          <table:table-cell office:value-type="float" office:value="-0.0604918373785647">
            <text:p>-0.0604918374</text:p>
          </table:table-cell>
          <table:table-cell table:number-columns-repeated="2"/>
        </table:table-row>
        <table:table-row table:style-name="ro1">
          <table:table-cell office:value-type="float" office:value="-0.568200439623038">
            <text:p>-0.5682004396</text:p>
          </table:table-cell>
          <table:table-cell table:number-columns-repeated="2"/>
        </table:table-row>
        <table:table-row table:style-name="ro1">
          <table:table-cell office:value-type="float" office:value="-1.11483365971615">
            <text:p>-1.1148336597</text:p>
          </table:table-cell>
          <table:table-cell table:number-columns-repeated="2"/>
        </table:table-row>
        <table:table-row table:style-name="ro1">
          <table:table-cell office:value-type="float" office:value="2.49188636324289">
            <text:p>2.4918863632</text:p>
          </table:table-cell>
          <table:table-cell table:number-columns-repeated="2"/>
        </table:table-row>
        <table:table-row table:style-name="ro1">
          <table:table-cell office:value-type="float" office:value="2.48220780338132">
            <text:p>2.4822078034</text:p>
          </table:table-cell>
          <table:table-cell table:number-columns-repeated="2"/>
        </table:table-row>
        <table:table-row table:style-name="ro1">
          <table:table-cell office:value-type="float" office:value="-0.123401663990897">
            <text:p>-0.123401664</text:p>
          </table:table-cell>
          <table:table-cell table:number-columns-repeated="2"/>
        </table:table-row>
        <table:table-row table:style-name="ro1">
          <table:table-cell office:value-type="float" office:value="-1.14056734934759">
            <text:p>-1.1405673493</text:p>
          </table:table-cell>
          <table:table-cell table:number-columns-repeated="2"/>
        </table:table-row>
        <table:table-row table:style-name="ro1">
          <table:table-cell office:value-type="float" office:value="1.09818848797882">
            <text:p>1.098188488</text:p>
          </table:table-cell>
          <table:table-cell table:number-columns-repeated="2"/>
        </table:table-row>
        <table:table-row table:style-name="ro1">
          <table:table-cell office:value-type="float" office:value="0.0250359325310703">
            <text:p>0.0250359325</text:p>
          </table:table-cell>
          <table:table-cell table:number-columns-repeated="2"/>
        </table:table-row>
        <table:table-row table:style-name="ro1">
          <table:table-cell office:value-type="float" office:value="-1.67989975148492">
            <text:p>-1.6798997515</text:p>
          </table:table-cell>
          <table:table-cell table:number-columns-repeated="2"/>
        </table:table-row>
        <table:table-row table:style-name="ro1">
          <table:table-cell office:value-type="float" office:value="0.38208853713127">
            <text:p>0.3820885371</text:p>
          </table:table-cell>
          <table:table-cell table:number-columns-repeated="2"/>
        </table:table-row>
        <table:table-row table:style-name="ro1">
          <table:table-cell office:value-type="float" office:value="3.01620677306366">
            <text:p>3.0162067731</text:p>
          </table:table-cell>
          <table:table-cell table:number-columns-repeated="2"/>
        </table:table-row>
        <table:table-row table:style-name="ro1">
          <table:table-cell office:value-type="float" office:value="2.07381660027493">
            <text:p>2.0738166003</text:p>
          </table:table-cell>
          <table:table-cell table:number-columns-repeated="2"/>
        </table:table-row>
        <table:table-row table:style-name="ro1">
          <table:table-cell office:value-type="float" office:value="-2.32620976974091">
            <text:p>-2.3262097697</text:p>
          </table:table-cell>
          <table:table-cell table:number-columns-repeated="2"/>
        </table:table-row>
        <table:table-row table:style-name="ro1">
          <table:table-cell office:value-type="float" office:value="-2.0989786657993">
            <text:p>-2.0989786658</text:p>
          </table:table-cell>
          <table:table-cell table:number-columns-repeated="2"/>
        </table:table-row>
        <table:table-row table:style-name="ro1">
          <table:table-cell office:value-type="float" office:value="-2.68803818663643">
            <text:p>-2.6880381866</text:p>
          </table:table-cell>
          <table:table-cell table:number-columns-repeated="2"/>
        </table:table-row>
        <table:table-row table:style-name="ro1">
          <table:table-cell office:value-type="float" office:value="-1.2753590068065">
            <text:p>-1.2753590068</text:p>
          </table:table-cell>
          <table:table-cell table:number-columns-repeated="2"/>
        </table:table-row>
        <table:table-row table:style-name="ro1">
          <table:table-cell office:value-type="float" office:value="-2.63557741413519">
            <text:p>-2.6355774141</text:p>
          </table:table-cell>
          <table:table-cell table:number-columns-repeated="2"/>
        </table:table-row>
        <table:table-row table:style-name="ro1">
          <table:table-cell office:value-type="float" office:value="-1.67180013781518">
            <text:p>-1.6718001378</text:p>
          </table:table-cell>
          <table:table-cell table:number-columns-repeated="2"/>
        </table:table-row>
        <table:table-row table:style-name="ro1">
          <table:table-cell office:value-type="float" office:value="-1.20575330381321">
            <text:p>-1.2057533038</text:p>
          </table:table-cell>
          <table:table-cell table:number-columns-repeated="2"/>
        </table:table-row>
        <table:table-row table:style-name="ro1">
          <table:table-cell office:value-type="float" office:value="2.15754971990266">
            <text:p>2.1575497199</text:p>
          </table:table-cell>
          <table:table-cell table:number-columns-repeated="2"/>
        </table:table-row>
        <table:table-row table:style-name="ro1">
          <table:table-cell office:value-type="float" office:value="-0.373886417263599">
            <text:p>-0.3738864173</text:p>
          </table:table-cell>
          <table:table-cell table:number-columns-repeated="2"/>
        </table:table-row>
        <table:table-row table:style-name="ro1">
          <table:table-cell office:value-type="float" office:value="1.0283184426649">
            <text:p>1.0283184427</text:p>
          </table:table-cell>
          <table:table-cell table:number-columns-repeated="2"/>
        </table:table-row>
        <table:table-row table:style-name="ro1">
          <table:table-cell office:value-type="float" office:value="1.67979465713983">
            <text:p>1.6797946571</text:p>
          </table:table-cell>
          <table:table-cell table:number-columns-repeated="2"/>
        </table:table-row>
        <table:table-row table:style-name="ro1">
          <table:table-cell office:value-type="float" office:value="-0.445945488499142">
            <text:p>-0.4459454885</text:p>
          </table:table-cell>
          <table:table-cell table:number-columns-repeated="2"/>
        </table:table-row>
        <table:table-row table:style-name="ro1">
          <table:table-cell office:value-type="float" office:value="1.16738688720688">
            <text:p>1.1673868872</text:p>
          </table:table-cell>
          <table:table-cell table:number-columns-repeated="2"/>
        </table:table-row>
        <table:table-row table:style-name="ro1">
          <table:table-cell office:value-type="float" office:value="0.452613770923106">
            <text:p>0.4526137709</text:p>
          </table:table-cell>
          <table:table-cell table:number-columns-repeated="2"/>
        </table:table-row>
        <table:table-row table:style-name="ro1">
          <table:table-cell office:value-type="float" office:value="3.93114160978892">
            <text:p>3.9311416098</text:p>
          </table:table-cell>
          <table:table-cell table:number-columns-repeated="2"/>
        </table:table-row>
        <table:table-row table:style-name="ro1">
          <table:table-cell office:value-type="float" office:value="0.164169079740772">
            <text:p>0.1641690797</text:p>
          </table:table-cell>
          <table:table-cell table:number-columns-repeated="2"/>
        </table:table-row>
        <table:table-row table:style-name="ro1">
          <table:table-cell office:value-type="float" office:value="-1.97312915356505">
            <text:p>-1.9731291536</text:p>
          </table:table-cell>
          <table:table-cell table:number-columns-repeated="2"/>
        </table:table-row>
        <table:table-row table:style-name="ro1">
          <table:table-cell office:value-type="float" office:value="1.20647879136993">
            <text:p>1.2064787914</text:p>
          </table:table-cell>
          <table:table-cell table:number-columns-repeated="2"/>
        </table:table-row>
        <table:table-row table:style-name="ro1">
          <table:table-cell office:value-type="float" office:value="-0.251088436388916">
            <text:p>-0.2510884364</text:p>
          </table:table-cell>
          <table:table-cell table:number-columns-repeated="2"/>
        </table:table-row>
        <table:table-row table:style-name="ro1">
          <table:table-cell office:value-type="float" office:value="-2.00766601407597">
            <text:p>-2.0076660141</text:p>
          </table:table-cell>
          <table:table-cell table:number-columns-repeated="2"/>
        </table:table-row>
        <table:table-row table:style-name="ro1">
          <table:table-cell office:value-type="float" office:value="-1.05181972972092">
            <text:p>-1.0518197297</text:p>
          </table:table-cell>
          <table:table-cell table:number-columns-repeated="2"/>
        </table:table-row>
        <table:table-row table:style-name="ro1">
          <table:table-cell office:value-type="float" office:value="0.222236528774408">
            <text:p>0.2222365288</text:p>
          </table:table-cell>
          <table:table-cell table:number-columns-repeated="2"/>
        </table:table-row>
        <table:table-row table:style-name="ro1">
          <table:table-cell office:value-type="float" office:value="-0.691240209645306">
            <text:p>-0.6912402096</text:p>
          </table:table-cell>
          <table:table-cell table:number-columns-repeated="2"/>
        </table:table-row>
        <table:table-row table:style-name="ro1">
          <table:table-cell office:value-type="float" office:value="-3.64676943500633">
            <text:p>-3.646769435</text:p>
          </table:table-cell>
          <table:table-cell table:number-columns-repeated="2"/>
        </table:table-row>
        <table:table-row table:style-name="ro1">
          <table:table-cell office:value-type="float" office:value="0.138204962893446">
            <text:p>0.1382049629</text:p>
          </table:table-cell>
          <table:table-cell table:number-columns-repeated="2"/>
        </table:table-row>
        <table:table-row table:style-name="ro1">
          <table:table-cell office:value-type="float" office:value="3.3496046982922">
            <text:p>3.3496046983</text:p>
          </table:table-cell>
          <table:table-cell table:number-columns-repeated="2"/>
        </table:table-row>
        <table:table-row table:style-name="ro1">
          <table:table-cell office:value-type="float" office:value="-0.33645431093799">
            <text:p>-0.3364543109</text:p>
          </table:table-cell>
          <table:table-cell table:number-columns-repeated="2"/>
        </table:table-row>
        <table:table-row table:style-name="ro1">
          <table:table-cell office:value-type="float" office:value="0.274448866212152">
            <text:p>0.2744488662</text:p>
          </table:table-cell>
          <table:table-cell table:number-columns-repeated="2"/>
        </table:table-row>
        <table:table-row table:style-name="ro1">
          <table:table-cell office:value-type="float" office:value="-0.0870126805472358">
            <text:p>-0.0870126805</text:p>
          </table:table-cell>
          <table:table-cell table:number-columns-repeated="2"/>
        </table:table-row>
        <table:table-row table:style-name="ro1">
          <table:table-cell office:value-type="float" office:value="-2.73758552600502">
            <text:p>-2.737585526</text:p>
          </table:table-cell>
          <table:table-cell table:number-columns-repeated="2"/>
        </table:table-row>
        <table:table-row table:style-name="ro1">
          <table:table-cell office:value-type="float" office:value="0.635150213981347">
            <text:p>0.635150214</text:p>
          </table:table-cell>
          <table:table-cell table:number-columns-repeated="2"/>
        </table:table-row>
        <table:table-row table:style-name="ro1">
          <table:table-cell office:value-type="float" office:value="-2.22427081166774">
            <text:p>-2.2242708117</text:p>
          </table:table-cell>
          <table:table-cell table:number-columns-repeated="2"/>
        </table:table-row>
        <table:table-row table:style-name="ro1">
          <table:table-cell office:value-type="float" office:value="1.51197258228929">
            <text:p>1.5119725823</text:p>
          </table:table-cell>
          <table:table-cell table:number-columns-repeated="2"/>
        </table:table-row>
        <table:table-row table:style-name="ro1">
          <table:table-cell office:value-type="float" office:value="0.0488305712658342">
            <text:p>0.0488305713</text:p>
          </table:table-cell>
          <table:table-cell table:number-columns-repeated="2"/>
        </table:table-row>
        <table:table-row table:style-name="ro1">
          <table:table-cell office:value-type="float" office:value="-4.61541376462067">
            <text:p>-4.6154137646</text:p>
          </table:table-cell>
          <table:table-cell table:number-columns-repeated="2"/>
        </table:table-row>
        <table:table-row table:style-name="ro1">
          <table:table-cell office:value-type="float" office:value="-2.24359363797525">
            <text:p>-2.243593638</text:p>
          </table:table-cell>
          <table:table-cell table:number-columns-repeated="2"/>
        </table:table-row>
        <table:table-row table:style-name="ro1">
          <table:table-cell office:value-type="float" office:value="0.0700090939853242">
            <text:p>0.070009094</text:p>
          </table:table-cell>
          <table:table-cell table:number-columns-repeated="2"/>
        </table:table-row>
        <table:table-row table:style-name="ro1">
          <table:table-cell office:value-type="float" office:value="-1.15918472906376">
            <text:p>-1.1591847291</text:p>
          </table:table-cell>
          <table:table-cell table:number-columns-repeated="2"/>
        </table:table-row>
        <table:table-row table:style-name="ro1">
          <table:table-cell office:value-type="float" office:value="2.26334291315035">
            <text:p>2.2633429132</text:p>
          </table:table-cell>
          <table:table-cell table:number-columns-repeated="2"/>
        </table:table-row>
        <table:table-row table:style-name="ro1">
          <table:table-cell office:value-type="float" office:value="1.02950185663627">
            <text:p>1.0295018566</text:p>
          </table:table-cell>
          <table:table-cell table:number-columns-repeated="2"/>
        </table:table-row>
        <table:table-row table:style-name="ro1">
          <table:table-cell office:value-type="float" office:value="0.542309590918206">
            <text:p>0.5423095909</text:p>
          </table:table-cell>
          <table:table-cell table:number-columns-repeated="2"/>
        </table:table-row>
        <table:table-row table:style-name="ro1">
          <table:table-cell office:value-type="float" office:value="0.239852374803438">
            <text:p>0.2398523748</text:p>
          </table:table-cell>
          <table:table-cell table:number-columns-repeated="2"/>
        </table:table-row>
        <table:table-row table:style-name="ro1">
          <table:table-cell office:value-type="float" office:value="-0.671587015276906">
            <text:p>-0.6715870153</text:p>
          </table:table-cell>
          <table:table-cell table:number-columns-repeated="2"/>
        </table:table-row>
        <table:table-row table:style-name="ro1">
          <table:table-cell office:value-type="float" office:value="1.76487457880813">
            <text:p>1.7648745788</text:p>
          </table:table-cell>
          <table:table-cell table:number-columns-repeated="2"/>
        </table:table-row>
        <table:table-row table:style-name="ro1">
          <table:table-cell office:value-type="float" office:value="1.36571983584179">
            <text:p>1.3657198358</text:p>
          </table:table-cell>
          <table:table-cell table:number-columns-repeated="2"/>
        </table:table-row>
        <table:table-row table:style-name="ro1">
          <table:table-cell office:value-type="float" office:value="-1.22227869866658">
            <text:p>-1.2222786987</text:p>
          </table:table-cell>
          <table:table-cell table:number-columns-repeated="2"/>
        </table:table-row>
        <table:table-row table:style-name="ro1">
          <table:table-cell office:value-type="float" office:value="1.0109688611321">
            <text:p>1.0109688611</text:p>
          </table:table-cell>
          <table:table-cell table:number-columns-repeated="2"/>
        </table:table-row>
        <table:table-row table:style-name="ro1">
          <table:table-cell office:value-type="float" office:value="-2.79442754270974">
            <text:p>-2.7944275427</text:p>
          </table:table-cell>
          <table:table-cell table:number-columns-repeated="2"/>
        </table:table-row>
        <table:table-row table:style-name="ro1">
          <table:table-cell office:value-type="float" office:value="3.19334215387046">
            <text:p>3.1933421539</text:p>
          </table:table-cell>
          <table:table-cell table:number-columns-repeated="2"/>
        </table:table-row>
        <table:table-row table:style-name="ro1">
          <table:table-cell office:value-type="float" office:value="-0.899935359539551">
            <text:p>-0.8999353595</text:p>
          </table:table-cell>
          <table:table-cell table:number-columns-repeated="2"/>
        </table:table-row>
        <table:table-row table:style-name="ro1">
          <table:table-cell office:value-type="float" office:value="-2.03643491760614">
            <text:p>-2.0364349176</text:p>
          </table:table-cell>
          <table:table-cell table:number-columns-repeated="2"/>
        </table:table-row>
        <table:table-row table:style-name="ro1">
          <table:table-cell office:value-type="float" office:value="2.04963714188356">
            <text:p>2.0496371419</text:p>
          </table:table-cell>
          <table:table-cell table:number-columns-repeated="2"/>
        </table:table-row>
        <table:table-row table:style-name="ro1">
          <table:table-cell office:value-type="float" office:value="-3.06084044443823">
            <text:p>-3.0608404444</text:p>
          </table:table-cell>
          <table:table-cell table:number-columns-repeated="2"/>
        </table:table-row>
        <table:table-row table:style-name="ro1">
          <table:table-cell office:value-type="float" office:value="-2.17955561351645">
            <text:p>-2.1795556135</text:p>
          </table:table-cell>
          <table:table-cell table:number-columns-repeated="2"/>
        </table:table-row>
        <table:table-row table:style-name="ro1">
          <table:table-cell office:value-type="float" office:value="0.0576427227402353">
            <text:p>0.0576427227</text:p>
          </table:table-cell>
          <table:table-cell table:number-columns-repeated="2"/>
        </table:table-row>
        <table:table-row table:style-name="ro1">
          <table:table-cell office:value-type="float" office:value="-1.12460270478004">
            <text:p>-1.1246027048</text:p>
          </table:table-cell>
          <table:table-cell table:number-columns-repeated="2"/>
        </table:table-row>
        <table:table-row table:style-name="ro1">
          <table:table-cell office:value-type="float" office:value="2.75311493177038">
            <text:p>2.7531149318</text:p>
          </table:table-cell>
          <table:table-cell table:number-columns-repeated="2"/>
        </table:table-row>
        <table:table-row table:style-name="ro1">
          <table:table-cell office:value-type="float" office:value="-0.909603897527882">
            <text:p>-0.9096038975</text:p>
          </table:table-cell>
          <table:table-cell table:number-columns-repeated="2"/>
        </table:table-row>
        <table:table-row table:style-name="ro1">
          <table:table-cell office:value-type="float" office:value="-2.65689598499542">
            <text:p>-2.656895985</text:p>
          </table:table-cell>
          <table:table-cell table:number-columns-repeated="2"/>
        </table:table-row>
        <table:table-row table:style-name="ro1">
          <table:table-cell office:value-type="float" office:value="-0.0828726924580039">
            <text:p>-0.0828726925</text:p>
          </table:table-cell>
          <table:table-cell table:number-columns-repeated="2"/>
        </table:table-row>
        <table:table-row table:style-name="ro1">
          <table:table-cell office:value-type="float" office:value="-1.00965922870942">
            <text:p>-1.0096592287</text:p>
          </table:table-cell>
          <table:table-cell table:number-columns-repeated="2"/>
        </table:table-row>
        <table:table-row table:style-name="ro1">
          <table:table-cell office:value-type="float" office:value="-0.701733995997165">
            <text:p>-0.701733996</text:p>
          </table:table-cell>
          <table:table-cell table:number-columns-repeated="2"/>
        </table:table-row>
        <table:table-row table:style-name="ro1">
          <table:table-cell office:value-type="float" office:value="1.06875427680591">
            <text:p>1.0687542768</text:p>
          </table:table-cell>
          <table:table-cell table:number-columns-repeated="2"/>
        </table:table-row>
        <table:table-row table:style-name="ro1">
          <table:table-cell office:value-type="float" office:value="-1.71968082665649">
            <text:p>-1.7196808267</text:p>
          </table:table-cell>
          <table:table-cell table:number-columns-repeated="2"/>
        </table:table-row>
        <table:table-row table:style-name="ro1">
          <table:table-cell office:value-type="float" office:value="-0.518109757842822">
            <text:p>-0.5181097578</text:p>
          </table:table-cell>
          <table:table-cell table:number-columns-repeated="2"/>
        </table:table-row>
        <table:table-row table:style-name="ro1">
          <table:table-cell office:value-type="float" office:value="4.07501174937563">
            <text:p>4.0750117494</text:p>
          </table:table-cell>
          <table:table-cell table:number-columns-repeated="2"/>
        </table:table-row>
        <table:table-row table:style-name="ro1">
          <table:table-cell office:value-type="float" office:value="-1.55356082408998">
            <text:p>-1.5535608241</text:p>
          </table:table-cell>
          <table:table-cell table:number-columns-repeated="2"/>
        </table:table-row>
        <table:table-row table:style-name="ro1">
          <table:table-cell office:value-type="float" office:value="0.277546568864509">
            <text:p>0.2775465689</text:p>
          </table:table-cell>
          <table:table-cell table:number-columns-repeated="2"/>
        </table:table-row>
        <table:table-row table:style-name="ro1">
          <table:table-cell office:value-type="float" office:value="2.03691999923653">
            <text:p>2.0369199992</text:p>
          </table:table-cell>
          <table:table-cell table:number-columns-repeated="2"/>
        </table:table-row>
        <table:table-row table:style-name="ro1">
          <table:table-cell office:value-type="float" office:value="2.1930175689197">
            <text:p>2.1930175689</text:p>
          </table:table-cell>
          <table:table-cell table:number-columns-repeated="2"/>
        </table:table-row>
        <table:table-row table:style-name="ro1">
          <table:table-cell office:value-type="float" office:value="-1.13119635241635">
            <text:p>-1.1311963524</text:p>
          </table:table-cell>
          <table:table-cell table:number-columns-repeated="2"/>
        </table:table-row>
        <table:table-row table:style-name="ro1">
          <table:table-cell office:value-type="float" office:value="-2.59975742172745">
            <text:p>-2.5997574217</text:p>
          </table:table-cell>
          <table:table-cell table:number-columns-repeated="2"/>
        </table:table-row>
        <table:table-row table:style-name="ro1">
          <table:table-cell office:value-type="float" office:value="-1.32970012103823">
            <text:p>-1.329700121</text:p>
          </table:table-cell>
          <table:table-cell table:number-columns-repeated="2"/>
        </table:table-row>
        <table:table-row table:style-name="ro1">
          <table:table-cell office:value-type="float" office:value="0.564493959855124">
            <text:p>0.5644939599</text:p>
          </table:table-cell>
          <table:table-cell table:number-columns-repeated="2"/>
        </table:table-row>
        <table:table-row table:style-name="ro1">
          <table:table-cell office:value-type="float" office:value="-0.343326311561671">
            <text:p>-0.3433263116</text:p>
          </table:table-cell>
          <table:table-cell table:number-columns-repeated="2"/>
        </table:table-row>
        <table:table-row table:style-name="ro1">
          <table:table-cell office:value-type="float" office:value="-0.886106325761086">
            <text:p>-0.8861063258</text:p>
          </table:table-cell>
          <table:table-cell table:number-columns-repeated="2"/>
        </table:table-row>
        <table:table-row table:style-name="ro1">
          <table:table-cell office:value-type="float" office:value="-0.637596811180169">
            <text:p>-0.6375968112</text:p>
          </table:table-cell>
          <table:table-cell table:number-columns-repeated="2"/>
        </table:table-row>
        <table:table-row table:style-name="ro1">
          <table:table-cell office:value-type="float" office:value="-2.08583678734443">
            <text:p>-2.0858367873</text:p>
          </table:table-cell>
          <table:table-cell table:number-columns-repeated="2"/>
        </table:table-row>
        <table:table-row table:style-name="ro1">
          <table:table-cell office:value-type="float" office:value="-0.617247794608943">
            <text:p>-0.6172477946</text:p>
          </table:table-cell>
          <table:table-cell table:number-columns-repeated="2"/>
        </table:table-row>
        <table:table-row table:style-name="ro1">
          <table:table-cell office:value-type="float" office:value="-3.70496105376112">
            <text:p>-3.7049610538</text:p>
          </table:table-cell>
          <table:table-cell table:number-columns-repeated="2"/>
        </table:table-row>
        <table:table-row table:style-name="ro1">
          <table:table-cell office:value-type="float" office:value="1.07764057885076">
            <text:p>1.0776405789</text:p>
          </table:table-cell>
          <table:table-cell table:number-columns-repeated="2"/>
        </table:table-row>
        <table:table-row table:style-name="ro1">
          <table:table-cell office:value-type="float" office:value="0.544150018573912">
            <text:p>0.5441500186</text:p>
          </table:table-cell>
          <table:table-cell table:number-columns-repeated="2"/>
        </table:table-row>
        <table:table-row table:style-name="ro1">
          <table:table-cell office:value-type="float" office:value="0.436169951469754">
            <text:p>0.4361699515</text:p>
          </table:table-cell>
          <table:table-cell table:number-columns-repeated="2"/>
        </table:table-row>
        <table:table-row table:style-name="ro1">
          <table:table-cell office:value-type="float" office:value="1.09350227907621">
            <text:p>1.0935022791</text:p>
          </table:table-cell>
          <table:table-cell table:number-columns-repeated="2"/>
        </table:table-row>
        <table:table-row table:style-name="ro1">
          <table:table-cell office:value-type="float" office:value="-1.44405416673673">
            <text:p>-1.4440541667</text:p>
          </table:table-cell>
          <table:table-cell table:number-columns-repeated="2"/>
        </table:table-row>
        <table:table-row table:style-name="ro1">
          <table:table-cell office:value-type="float" office:value="-2.11881311201949">
            <text:p>-2.118813112</text:p>
          </table:table-cell>
          <table:table-cell table:number-columns-repeated="2"/>
        </table:table-row>
        <table:table-row table:style-name="ro1">
          <table:table-cell office:value-type="float" office:value="3.19438082115212">
            <text:p>3.1943808212</text:p>
          </table:table-cell>
          <table:table-cell table:number-columns-repeated="2"/>
        </table:table-row>
        <table:table-row table:style-name="ro1">
          <table:table-cell office:value-type="float" office:value="0.0684244606213864">
            <text:p>0.0684244606</text:p>
          </table:table-cell>
          <table:table-cell table:number-columns-repeated="2"/>
        </table:table-row>
        <table:table-row table:style-name="ro1">
          <table:table-cell office:value-type="float" office:value="-1.53936857000368">
            <text:p>-1.53936857</text:p>
          </table:table-cell>
          <table:table-cell table:number-columns-repeated="2"/>
        </table:table-row>
        <table:table-row table:style-name="ro1">
          <table:table-cell office:value-type="float" office:value="-1.63590986208837">
            <text:p>-1.6359098621</text:p>
          </table:table-cell>
          <table:table-cell table:number-columns-repeated="2"/>
        </table:table-row>
        <table:table-row table:style-name="ro1">
          <table:table-cell office:value-type="float" office:value="-1.05131771143539">
            <text:p>-1.0513177114</text:p>
          </table:table-cell>
          <table:table-cell table:number-columns-repeated="2"/>
        </table:table-row>
        <table:table-row table:style-name="ro1">
          <table:table-cell office:value-type="float" office:value="0.458806870836707">
            <text:p>0.4588068708</text:p>
          </table:table-cell>
          <table:table-cell table:number-columns-repeated="2"/>
        </table:table-row>
        <table:table-row table:style-name="ro1">
          <table:table-cell office:value-type="float" office:value="-3.25629811285555">
            <text:p>-3.2562981129</text:p>
          </table:table-cell>
          <table:table-cell table:number-columns-repeated="2"/>
        </table:table-row>
        <table:table-row table:style-name="ro1">
          <table:table-cell office:value-type="float" office:value="0.54959345376094">
            <text:p>0.5495934538</text:p>
          </table:table-cell>
          <table:table-cell table:number-columns-repeated="2"/>
        </table:table-row>
        <table:table-row table:style-name="ro1">
          <table:table-cell office:value-type="float" office:value="0.847654775331351">
            <text:p>0.8476547753</text:p>
          </table:table-cell>
          <table:table-cell table:number-columns-repeated="2"/>
        </table:table-row>
        <table:table-row table:style-name="ro1">
          <table:table-cell office:value-type="float" office:value="-1.44148001682184">
            <text:p>-1.4414800168</text:p>
          </table:table-cell>
          <table:table-cell table:number-columns-repeated="2"/>
        </table:table-row>
        <table:table-row table:style-name="ro1">
          <table:table-cell office:value-type="float" office:value="1.10398821243609">
            <text:p>1.1039882124</text:p>
          </table:table-cell>
          <table:table-cell table:number-columns-repeated="2"/>
        </table:table-row>
        <table:table-row table:style-name="ro1">
          <table:table-cell office:value-type="float" office:value="1.62522304583517">
            <text:p>1.6252230458</text:p>
          </table:table-cell>
          <table:table-cell table:number-columns-repeated="2"/>
        </table:table-row>
        <table:table-row table:style-name="ro1">
          <table:table-cell office:value-type="float" office:value="0.750092412742713">
            <text:p>0.7500924127</text:p>
          </table:table-cell>
          <table:table-cell table:number-columns-repeated="2"/>
        </table:table-row>
        <table:table-row table:style-name="ro1">
          <table:table-cell office:value-type="float" office:value="-1.69782418023788">
            <text:p>-1.6978241802</text:p>
          </table:table-cell>
          <table:table-cell table:number-columns-repeated="2"/>
        </table:table-row>
        <table:table-row table:style-name="ro1">
          <table:table-cell office:value-type="float" office:value="1.39289681197112">
            <text:p>1.392896812</text:p>
          </table:table-cell>
          <table:table-cell table:number-columns-repeated="2"/>
        </table:table-row>
        <table:table-row table:style-name="ro1">
          <table:table-cell office:value-type="float" office:value="0.519959659816812">
            <text:p>0.5199596598</text:p>
          </table:table-cell>
          <table:table-cell table:number-columns-repeated="2"/>
        </table:table-row>
        <table:table-row table:style-name="ro1">
          <table:table-cell office:value-type="float" office:value="-1.26543540494268">
            <text:p>-1.2654354049</text:p>
          </table:table-cell>
          <table:table-cell table:number-columns-repeated="2"/>
        </table:table-row>
        <table:table-row table:style-name="ro1">
          <table:table-cell office:value-type="float" office:value="-0.275792398422135">
            <text:p>-0.2757923984</text:p>
          </table:table-cell>
          <table:table-cell table:number-columns-repeated="2"/>
        </table:table-row>
        <table:table-row table:style-name="ro1">
          <table:table-cell office:value-type="float" office:value="-1.12275813873574">
            <text:p>-1.1227581387</text:p>
          </table:table-cell>
          <table:table-cell table:number-columns-repeated="2"/>
        </table:table-row>
        <table:table-row table:style-name="ro1">
          <table:table-cell office:value-type="float" office:value="0.916407963513444">
            <text:p>0.9164079635</text:p>
          </table:table-cell>
          <table:table-cell table:number-columns-repeated="2"/>
        </table:table-row>
        <table:table-row table:style-name="ro1">
          <table:table-cell office:value-type="float" office:value="-1.47502785688799">
            <text:p>-1.4750278569</text:p>
          </table:table-cell>
          <table:table-cell table:number-columns-repeated="2"/>
        </table:table-row>
        <table:table-row table:style-name="ro1">
          <table:table-cell office:value-type="float" office:value="2.32242315208526">
            <text:p>2.3224231521</text:p>
          </table:table-cell>
          <table:table-cell table:number-columns-repeated="2"/>
        </table:table-row>
        <table:table-row table:style-name="ro1">
          <table:table-cell office:value-type="float" office:value="-1.29661221160725">
            <text:p>-1.2966122116</text:p>
          </table:table-cell>
          <table:table-cell table:number-columns-repeated="2"/>
        </table:table-row>
        <table:table-row table:style-name="ro1">
          <table:table-cell office:value-type="float" office:value="-0.982817733592766">
            <text:p>-0.9828177336</text:p>
          </table:table-cell>
          <table:table-cell table:number-columns-repeated="2"/>
        </table:table-row>
        <table:table-row table:style-name="ro1">
          <table:table-cell office:value-type="float" office:value="2.3798868630374">
            <text:p>2.379886863</text:p>
          </table:table-cell>
          <table:table-cell table:number-columns-repeated="2"/>
        </table:table-row>
        <table:table-row table:style-name="ro1">
          <table:table-cell office:value-type="float" office:value="-1.95687842339979">
            <text:p>-1.9568784234</text:p>
          </table:table-cell>
          <table:table-cell table:number-columns-repeated="2"/>
        </table:table-row>
        <table:table-row table:style-name="ro1">
          <table:table-cell office:value-type="float" office:value="-1.55493964297057">
            <text:p>-1.554939643</text:p>
          </table:table-cell>
          <table:table-cell table:number-columns-repeated="2"/>
        </table:table-row>
        <table:table-row table:style-name="ro1">
          <table:table-cell office:value-type="float" office:value="0.621830713760637">
            <text:p>0.6218307138</text:p>
          </table:table-cell>
          <table:table-cell table:number-columns-repeated="2"/>
        </table:table-row>
        <table:table-row table:style-name="ro1">
          <table:table-cell office:value-type="float" office:value="-1.88795459387255">
            <text:p>-1.8879545939</text:p>
          </table:table-cell>
          <table:table-cell table:number-columns-repeated="2"/>
        </table:table-row>
        <table:table-row table:style-name="ro1">
          <table:table-cell office:value-type="float" office:value="1.73783327535413">
            <text:p>1.7378332754</text:p>
          </table:table-cell>
          <table:table-cell table:number-columns-repeated="2"/>
        </table:table-row>
        <table:table-row table:style-name="ro1">
          <table:table-cell office:value-type="float" office:value="-0.885090963402413">
            <text:p>-0.8850909634</text:p>
          </table:table-cell>
          <table:table-cell table:number-columns-repeated="2"/>
        </table:table-row>
        <table:table-row table:style-name="ro1">
          <table:table-cell office:value-type="float" office:value="4.0687827453321">
            <text:p>4.0687827453</text:p>
          </table:table-cell>
          <table:table-cell table:number-columns-repeated="2"/>
        </table:table-row>
        <table:table-row table:style-name="ro1">
          <table:table-cell office:value-type="float" office:value="-1.76471244183746">
            <text:p>-1.7647124418</text:p>
          </table:table-cell>
          <table:table-cell table:number-columns-repeated="2"/>
        </table:table-row>
        <table:table-row table:style-name="ro1">
          <table:table-cell office:value-type="float" office:value="0.138521211798801">
            <text:p>0.1385212118</text:p>
          </table:table-cell>
          <table:table-cell table:number-columns-repeated="2"/>
        </table:table-row>
        <table:table-row table:style-name="ro1">
          <table:table-cell office:value-type="float" office:value="-1.96703181383865">
            <text:p>-1.9670318138</text:p>
          </table:table-cell>
          <table:table-cell table:number-columns-repeated="2"/>
        </table:table-row>
        <table:table-row table:style-name="ro1">
          <table:table-cell office:value-type="float" office:value="2.39071592806573">
            <text:p>2.3907159281</text:p>
          </table:table-cell>
          <table:table-cell table:number-columns-repeated="2"/>
        </table:table-row>
        <table:table-row table:style-name="ro1">
          <table:table-cell office:value-type="float" office:value="-0.326769008159492">
            <text:p>-0.3267690082</text:p>
          </table:table-cell>
          <table:table-cell table:number-columns-repeated="2"/>
        </table:table-row>
        <table:table-row table:style-name="ro1">
          <table:table-cell office:value-type="float" office:value="-0.807102878201749">
            <text:p>-0.8071028782</text:p>
          </table:table-cell>
          <table:table-cell table:number-columns-repeated="2"/>
        </table:table-row>
        <table:table-row table:style-name="ro1">
          <table:table-cell office:value-type="float" office:value="-1.02087604936764">
            <text:p>-1.0208760494</text:p>
          </table:table-cell>
          <table:table-cell table:number-columns-repeated="2"/>
        </table:table-row>
        <table:table-row table:style-name="ro1">
          <table:table-cell office:value-type="float" office:value="-1.17302118782458">
            <text:p>-1.1730211878</text:p>
          </table:table-cell>
          <table:table-cell table:number-columns-repeated="2"/>
        </table:table-row>
        <table:table-row table:style-name="ro1">
          <table:table-cell office:value-type="float" office:value="-1.42625370436466">
            <text:p>-1.4262537044</text:p>
          </table:table-cell>
          <table:table-cell table:number-columns-repeated="2"/>
        </table:table-row>
        <table:table-row table:style-name="ro1">
          <table:table-cell office:value-type="float" office:value="2.28418101389389">
            <text:p>2.2841810139</text:p>
          </table:table-cell>
          <table:table-cell table:number-columns-repeated="2"/>
        </table:table-row>
        <table:table-row table:style-name="ro1">
          <table:table-cell office:value-type="float" office:value="1.17833331582375">
            <text:p>1.1783333158</text:p>
          </table:table-cell>
          <table:table-cell table:number-columns-repeated="2"/>
        </table:table-row>
        <table:table-row table:style-name="ro1">
          <table:table-cell office:value-type="float" office:value="-2.43608266568637">
            <text:p>-2.4360826657</text:p>
          </table:table-cell>
          <table:table-cell table:number-columns-repeated="2"/>
        </table:table-row>
        <table:table-row table:style-name="ro1">
          <table:table-cell office:value-type="float" office:value="-2.36432936335491">
            <text:p>-2.3643293634</text:p>
          </table:table-cell>
          <table:table-cell table:number-columns-repeated="2"/>
        </table:table-row>
        <table:table-row table:style-name="ro1">
          <table:table-cell office:value-type="float" office:value="-0.379534106989551">
            <text:p>-0.379534107</text:p>
          </table:table-cell>
          <table:table-cell table:number-columns-repeated="2"/>
        </table:table-row>
        <table:table-row table:style-name="ro1">
          <table:table-cell office:value-type="float" office:value="1.29360802520859">
            <text:p>1.2936080252</text:p>
          </table:table-cell>
          <table:table-cell table:number-columns-repeated="2"/>
        </table:table-row>
        <table:table-row table:style-name="ro1">
          <table:table-cell office:value-type="float" office:value="-0.394867875604165">
            <text:p>-0.3948678756</text:p>
          </table:table-cell>
          <table:table-cell table:number-columns-repeated="2"/>
        </table:table-row>
        <table:table-row table:style-name="ro1">
          <table:table-cell office:value-type="float" office:value="1.82891478965027">
            <text:p>1.8289147897</text:p>
          </table:table-cell>
          <table:table-cell table:number-columns-repeated="2"/>
        </table:table-row>
        <table:table-row table:style-name="ro1">
          <table:table-cell office:value-type="float" office:value="-0.543582542037651">
            <text:p>-0.543582542</text:p>
          </table:table-cell>
          <table:table-cell table:number-columns-repeated="2"/>
        </table:table-row>
        <table:table-row table:style-name="ro1">
          <table:table-cell office:value-type="float" office:value="-3.93957431708674">
            <text:p>-3.9395743171</text:p>
          </table:table-cell>
          <table:table-cell table:number-columns-repeated="2"/>
        </table:table-row>
        <table:table-row table:style-name="ro1">
          <table:table-cell office:value-type="float" office:value="-4.21847666776974">
            <text:p>-4.2184766678</text:p>
          </table:table-cell>
          <table:table-cell table:number-columns-repeated="2"/>
        </table:table-row>
        <table:table-row table:style-name="ro1">
          <table:table-cell office:value-type="float" office:value="-1.89714304025543">
            <text:p>-1.8971430403</text:p>
          </table:table-cell>
          <table:table-cell table:number-columns-repeated="2"/>
        </table:table-row>
        <table:table-row table:style-name="ro1">
          <table:table-cell office:value-type="float" office:value="0.102837291067936">
            <text:p>0.1028372911</text:p>
          </table:table-cell>
          <table:table-cell table:number-columns-repeated="2"/>
        </table:table-row>
        <table:table-row table:style-name="ro1">
          <table:table-cell office:value-type="float" office:value="1.57027916000725">
            <text:p>1.57027916</text:p>
          </table:table-cell>
          <table:table-cell table:number-columns-repeated="2"/>
        </table:table-row>
        <table:table-row table:style-name="ro1">
          <table:table-cell office:value-type="float" office:value="-1.53830997342005">
            <text:p>-1.5383099734</text:p>
          </table:table-cell>
          <table:table-cell table:number-columns-repeated="2"/>
        </table:table-row>
        <table:table-row table:style-name="ro1">
          <table:table-cell office:value-type="float" office:value="-1.22964947334349">
            <text:p>-1.2296494733</text:p>
          </table:table-cell>
          <table:table-cell table:number-columns-repeated="2"/>
        </table:table-row>
        <table:table-row table:style-name="ro1">
          <table:table-cell office:value-type="float" office:value="1.45597598218345">
            <text:p>1.4559759822</text:p>
          </table:table-cell>
          <table:table-cell table:number-columns-repeated="2"/>
        </table:table-row>
        <table:table-row table:style-name="ro1">
          <table:table-cell office:value-type="float" office:value="1.73540313691552">
            <text:p>1.7354031369</text:p>
          </table:table-cell>
          <table:table-cell table:number-columns-repeated="2"/>
        </table:table-row>
        <table:table-row table:style-name="ro1">
          <table:table-cell office:value-type="float" office:value="-0.0934257619321751">
            <text:p>-0.0934257619</text:p>
          </table:table-cell>
          <table:table-cell table:number-columns-repeated="2"/>
        </table:table-row>
        <table:table-row table:style-name="ro1">
          <table:table-cell office:value-type="float" office:value="2.38694134035876">
            <text:p>2.3869413404</text:p>
          </table:table-cell>
          <table:table-cell table:number-columns-repeated="2"/>
        </table:table-row>
        <table:table-row table:style-name="ro1">
          <table:table-cell office:value-type="float" office:value="2.13640851495137">
            <text:p>2.136408515</text:p>
          </table:table-cell>
          <table:table-cell table:number-columns-repeated="2"/>
        </table:table-row>
        <table:table-row table:style-name="ro1">
          <table:table-cell office:value-type="float" office:value="-2.39711768856125">
            <text:p>-2.3971176886</text:p>
          </table:table-cell>
          <table:table-cell table:number-columns-repeated="2"/>
        </table:table-row>
        <table:table-row table:style-name="ro1">
          <table:table-cell office:value-type="float" office:value="-2.06945431387407">
            <text:p>-2.0694543139</text:p>
          </table:table-cell>
          <table:table-cell table:number-columns-repeated="2"/>
        </table:table-row>
        <table:table-row table:style-name="ro1">
          <table:table-cell office:value-type="float" office:value="-2.01128235693984">
            <text:p>-2.0112823569</text:p>
          </table:table-cell>
          <table:table-cell table:number-columns-repeated="2"/>
        </table:table-row>
        <table:table-row table:style-name="ro1">
          <table:table-cell office:value-type="float" office:value="3.80224469418181">
            <text:p>3.8022446942</text:p>
          </table:table-cell>
          <table:table-cell table:number-columns-repeated="2"/>
        </table:table-row>
        <table:table-row table:style-name="ro1">
          <table:table-cell office:value-type="float" office:value="0.805960304765123">
            <text:p>0.8059603048</text:p>
          </table:table-cell>
          <table:table-cell table:number-columns-repeated="2"/>
        </table:table-row>
        <table:table-row table:style-name="ro1">
          <table:table-cell office:value-type="float" office:value="-1.04208560915695">
            <text:p>-1.0420856092</text:p>
          </table:table-cell>
          <table:table-cell table:number-columns-repeated="2"/>
        </table:table-row>
        <table:table-row table:style-name="ro1">
          <table:table-cell office:value-type="float" office:value="0.56854492124515">
            <text:p>0.5685449212</text:p>
          </table:table-cell>
          <table:table-cell table:number-columns-repeated="2"/>
        </table:table-row>
        <table:table-row table:style-name="ro1">
          <table:table-cell office:value-type="float" office:value="-1.78625438800861">
            <text:p>-1.786254388</text:p>
          </table:table-cell>
          <table:table-cell table:number-columns-repeated="2"/>
        </table:table-row>
        <table:table-row table:style-name="ro1">
          <table:table-cell office:value-type="float" office:value="1.89993808481588">
            <text:p>1.8999380848</text:p>
          </table:table-cell>
          <table:table-cell table:number-columns-repeated="2"/>
        </table:table-row>
        <table:table-row table:style-name="ro1">
          <table:table-cell office:value-type="float" office:value="0.224367941151468">
            <text:p>0.2243679412</text:p>
          </table:table-cell>
          <table:table-cell table:number-columns-repeated="2"/>
        </table:table-row>
        <table:table-row table:style-name="ro1">
          <table:table-cell office:value-type="float" office:value="4.44385211993277">
            <text:p>4.4438521199</text:p>
          </table:table-cell>
          <table:table-cell table:number-columns-repeated="2"/>
        </table:table-row>
        <table:table-row table:style-name="ro1">
          <table:table-cell office:value-type="float" office:value="0.448460124195104">
            <text:p>0.4484601242</text:p>
          </table:table-cell>
          <table:table-cell table:number-columns-repeated="2"/>
        </table:table-row>
        <table:table-row table:style-name="ro1">
          <table:table-cell office:value-type="float" office:value="-2.61861453133528">
            <text:p>-2.6186145313</text:p>
          </table:table-cell>
          <table:table-cell table:number-columns-repeated="2"/>
        </table:table-row>
        <table:table-row table:style-name="ro1">
          <table:table-cell office:value-type="float" office:value="-1.83411555450509">
            <text:p>-1.8341155545</text:p>
          </table:table-cell>
          <table:table-cell table:number-columns-repeated="2"/>
        </table:table-row>
        <table:table-row table:style-name="ro1">
          <table:table-cell office:value-type="float" office:value="1.47622491789227">
            <text:p>1.4762249179</text:p>
          </table:table-cell>
          <table:table-cell table:number-columns-repeated="2"/>
        </table:table-row>
        <table:table-row table:style-name="ro1">
          <table:table-cell office:value-type="float" office:value="-0.0677853842650146">
            <text:p>-0.0677853843</text:p>
          </table:table-cell>
          <table:table-cell table:number-columns-repeated="2"/>
        </table:table-row>
        <table:table-row table:style-name="ro1">
          <table:table-cell office:value-type="float" office:value="-0.280263924025309">
            <text:p>-0.280263924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5" number:min-integer-digits="1" number:min-exponent-digits="3"/>
    </number:number-style>
    <number:number-style style:name="N108">
      <number:text>+</number:text>
      <number:scientific-number number:decimal-places="5" number:min-integer-digits="1" number:min-exponent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2016-04-03</text:date>, <text:time>09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4-11-16T09:38:02.46</meta:creation-date>
    <dc:date>2016-04-03T09:48:14.72</dc:date>
    <dc:creator>Peter Camilleri</dc:creator>
    <meta:editing-duration>PT43M29S</meta:editing-duration>
    <meta:editing-cycles>3</meta:editing-cycles>
    <meta:generator>OpenOffice/4.1.2$Win32 OpenOffice.org_project/412m3$Build-9782</meta:generator>
    <meta:document-statistic meta:table-count="3" meta:cell-count="5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scientific-number number:decimal-places="5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529cm" svg:y="0.315cm" chart:style-name="ch2">
          <text:p>Error Squared</text:p>
        </chart:title>
        <chart:legend svg:x="13.066cm" svg:y="3.302cm" style:legend-expansion="custom" chartooo:width="2.616cm" chartooo:height="1.212cm" style:legend-expansion-aspect-ratio="2.15841584158416" chart:style-name="ch3"/>
        <chart:plot-area chart:style-name="ch4" table:cell-range-address="Sheet1.F3:Sheet1.F9" chart:data-source-has-labels="row" svg:x="0.77cm" svg:y="0.851cm" svg:width="11.767cm" svg:height="7.53cm">
          <chartooo:coordinate-region svg:x="3.244cm" svg:y="1.063cm" svg:width="9.199cm" svg:height="6.645cm"/>
          <chart:axis chart:dimension="x" chart:name="primary-x" chart:style-name="ch5">
            <chart:title svg:x="6.358cm" svg:y="8.393cm" chart:style-name="ch6">
              <text:p>Bi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4:Sheet1.F9" chart:label-cell-address="Sheet1.F3:Sheet1.F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Sq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379866777777842">
                <text:p>0.00000000379866777777842</text:p>
                <draw:g>
                  <svg:desc>Sheet1.F4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337334444444134">
                <text:p>0.000000000337334444444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333698777777622">
                <text:p>0.00000000333698777777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739026777777649">
                <text:p>0.00000000739026777777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37069084444453">
                <text:p>0.000000037069084444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847627111111137">
                <text:p>0.00000000847627111111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25cm" svg:height="19.952cm" xlink:href=".." xlink:type="simple" chart:class="chart:line" chart:style-name="ch1">
        <chart:plot-area chart:style-name="ch2" table:cell-range-address="Sheet2.A3:Sheet2.A503" svg:x="1.118cm" svg:y="1.731cm" svg:width="30.971cm" svg:height="17.402cm">
          <chartooo:coordinate-region svg:x="1.845cm" svg:y="1.943cm" svg:width="29.964cm" svg:height="16.0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A3:Sheet2.A503" chart:class="chart:line">
            <chart:data-point chart:repeated="5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9791650655418">
                <text:p>37.9791650655418</text:p>
                <draw:g>
                  <svg:desc>Sheet2.A3:Sheet2.A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84770626279708">
                <text:p>-0.284770626279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838016012819414">
                <text:p>-0.0838016012819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8453451996754">
                <text:p>0.598453451996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97598960797464">
                <text:p>0.00397598960797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36928406723764">
                <text:p>0.736928406723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4001655437313">
                <text:p>-1.04001655437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0528551257308">
                <text:p>1.10528551257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4745975450327">
                <text:p>2.94745975450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61532322972155">
                <text:p>-2.61532322972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34138267483263">
                <text:p>-1.34138267483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0374835429832">
                <text:p>1.60374835429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59754971883">
                <text:p>0.8659754971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107217273921">
                <text:p>1.64107217273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0912101146804">
                <text:p>-0.50912101146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61781060196589">
                <text:p>-1.61781060196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6024428905991">
                <text:p>3.16024428905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9320939465915">
                <text:p>2.293209394659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3819807436546">
                <text:p>1.138198074365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62489856715164">
                <text:p>5.62489856715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8014303136529">
                <text:p>-1.580143031365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4101733893466">
                <text:p>0.684101733893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1850778786215">
                <text:p>1.41850778786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8966787757473">
                <text:p>1.28966787757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128793843038">
                <text:p>1.7128793843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94925701838959">
                <text:p>-0.194925701838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1080198828249">
                <text:p>4.71080198828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3666651648737">
                <text:p>1.23666651648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4653163281674">
                <text:p>0.614653163281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3013303671624">
                <text:p>0.203013303671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5606112120011">
                <text:p>1.35606112120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875307119288">
                <text:p>0.836875307119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05671785826006">
                <text:p>-0.605671785826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76437414867425">
                <text:p>-0.3764374148674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9840831764783">
                <text:p>2.798408317647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26597877101665">
                <text:p>-0.326597877101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48477194347329">
                <text:p>-0.348477194347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1672866671382">
                <text:p>1.016728666713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7535170078735">
                <text:p>1.175351700787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82255732957993">
                <text:p>-0.282255732957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1055714400972">
                <text:p>-1.010557144009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5488471757277">
                <text:p>1.054884717572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0552182819262">
                <text:p>1.305521828192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1266322264678">
                <text:p>1.812663222646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94620760767616">
                <text:p>-0.794620760767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137018409599">
                <text:p>1.01370184095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84857835592636">
                <text:p>-0.2848578355926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3429022628204">
                <text:p>-0.303429022628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20694120449616">
                <text:p>-1.20694120449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92787041919221">
                <text:p>0.6927870419192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740359296921">
                <text:p>1.4740359296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712686682832">
                <text:p>0.557126866828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08063550517714">
                <text:p>-0.9080635505177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4691806024075">
                <text:p>0.3846918060240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995631181081727">
                <text:p>-0.995631181081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36935165577686">
                <text:p>-1.36935165577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0485341191445">
                <text:p>1.004853411914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49184005484073">
                <text:p>-1.49184005484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9197598852903">
                <text:p>0.129197598852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9609240160118">
                <text:p>1.496092401601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23705352057674">
                <text:p>-0.223705352057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17354118108737">
                <text:p>-1.173541181087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2078731766142">
                <text:p>1.12078731766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8777613424644">
                <text:p>0.2987776134246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80998613178668">
                <text:p>0.8809986131786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474142642401271">
                <text:p>-0.4741426424012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30147167200253">
                <text:p>-1.301471672002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4430538095009">
                <text:p>0.114430538095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21672435747307">
                <text:p>-1.21672435747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8294172905991">
                <text:p>2.78294172905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73382588768575">
                <text:p>-0.73382588768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08201979636598">
                <text:p>-0.308201979636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8190411716468">
                <text:p>0.3381904117164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84921937767563">
                <text:p>-1.849219377675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76698568232721">
                <text:p>-2.766985682327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7781449351084">
                <text:p>2.57781449351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02958063066">
                <text:p>-0.9029580630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82797941333225">
                <text:p>-0.582797941333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97515422643891">
                <text:p>-0.297515422643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45538027545167">
                <text:p>-1.455380275451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6946253312329">
                <text:p>-2.69462533123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35309427454352">
                <text:p>-2.353094274543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26360123031595">
                <text:p>-0.726360123031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961821131334">
                <text:p>1.379618211313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04979902176917">
                <text:p>-1.049799021769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253468676727853">
                <text:p>-0.02534686767278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9930711051113">
                <text:p>1.599307110511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5164581847737">
                <text:p>2.051645818477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73102320456016">
                <text:p>0.573102320456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7206308473575">
                <text:p>0.267206308473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85103257011275">
                <text:p>-1.851032570112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3204052472693">
                <text:p>1.332040524726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06419182450041">
                <text:p>-2.064191824500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90542748352821">
                <text:p>-1.905427483528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95585681274009">
                <text:p>-2.955856812740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18628708797734">
                <text:p>-0.6186287087977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54761702160074">
                <text:p>-1.54761702160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69280325668446">
                <text:p>-1.692803256684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33193166354104">
                <text:p>-1.33193166354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00235850146249">
                <text:p>-4.002358501462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00645606766679">
                <text:p>-2.006456067666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4380336294691">
                <text:p>0.1943803362946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28879608297238">
                <text:p>-1.288796082972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2911369811743">
                <text:p>2.529113698117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06012191052261">
                <text:p>-1.060121910522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38958907188589">
                <text:p>-0.389589071885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79671784206">
                <text:p>1.1796717842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1307524443031">
                <text:p>1.213075244430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73881678459716">
                <text:p>0.3738816784597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2470757059229">
                <text:p>1.624707570592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602773471646232">
                <text:p>-0.6027734716462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50303216543264">
                <text:p>-1.503032165432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68392380382443">
                <text:p>-1.683923803824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1224616246392">
                <text:p>-0.312246162463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6813763922314">
                <text:p>2.86813763922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.22739558779551">
                <text:p>-2.227395587795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47262698947403">
                <text:p>-1.472626989474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7040130264982">
                <text:p>-0.70401302649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96840874323096">
                <text:p>-2.96840874323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344996616969468">
                <text:p>-0.344996616969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61304162025992">
                <text:p>-1.613041620259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28857281434636">
                <text:p>-1.288572814346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458404403666474">
                <text:p>-0.4584044036664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68368371477633">
                <text:p>-1.683683714776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55375059666243">
                <text:p>-3.55375059666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4548202833871">
                <text:p>0.5145482028338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5743432089016">
                <text:p>2.057434320890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16874404457059">
                <text:p>-0.1168744044570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2805517395981">
                <text:p>0.5328055173959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9753095825628">
                <text:p>2.697530958256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24622300864794">
                <text:p>0.9246223008647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70370609824531">
                <text:p>0.5703706098245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421344748893511">
                <text:p>-0.4213447488935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8779558212127">
                <text:p>1.787795582121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27859002696674">
                <text:p>0.5278590026966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89908830700298">
                <text:p>-2.899088307002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1929448417056">
                <text:p>1.419294484170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06039404169425">
                <text:p>0.9060394041694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61671828837763">
                <text:p>-1.616718288377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.39504045200626">
                <text:p>-2.395040452006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5007312444616">
                <text:p>0.7550073124446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0750019107899">
                <text:p>1.307500191078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8535261127013">
                <text:p>-1.85352611270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57300302205037">
                <text:p>-1.573003022050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1545632484894">
                <text:p>2.15456324848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4147784220481">
                <text:p>1.041477842204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7193343312322">
                <text:p>0.4571933433123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37575977279666">
                <text:p>-2.375759772796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089150601698">
                <text:p>1.480891506016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02927533184871">
                <text:p>-1.029275331848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56330096260883">
                <text:p>-1.563300962608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.06425893402898">
                <text:p>-3.064258934028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922684539918586">
                <text:p>-0.9226845399185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1713740240418">
                <text:p>1.917137402404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5235913402245">
                <text:p>0.3852359134022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5143875770982">
                <text:p>0.2251438757709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0333855281035">
                <text:p>-1.03338552810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3846985678377">
                <text:p>1.038469856783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203516778863837">
                <text:p>-0.2035167788638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5431379484414">
                <text:p>-1.54313794844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01991902577268">
                <text:p>2.019919025772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92931963158196">
                <text:p>-0.929319631581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00669060329586">
                <text:p>-2.006690603295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638591222234">
                <text:p>1.46385912222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72633506381">
                <text:p>0.9726335063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4372690154307">
                <text:p>0.343726901543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532828990271113">
                <text:p>-0.5328289902711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47944036159901">
                <text:p>0.5479440361599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67877521637371">
                <text:p>-2.678775216373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05598121371486">
                <text:p>-3.055981213714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03148452543761">
                <text:p>2.031484525437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2409616770855">
                <text:p>1.124096167708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68629878026772">
                <text:p>3.686298780267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879901908748829">
                <text:p>-0.8799019087488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21356270729013">
                <text:p>0.05213562707290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73453295525542">
                <text:p>-0.2734532955255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668112262069776">
                <text:p>-0.6681122620697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934167591509">
                <text:p>0.4934167591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1019947413843">
                <text:p>1.010199474138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7065898453286">
                <text:p>2.270658984532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48788561384484">
                <text:p>-0.487885613844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66733641337013">
                <text:p>-1.667336413370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9097597574851">
                <text:p>3.390975975748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5647588155926">
                <text:p>0.356475881559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556622563471646">
                <text:p>-0.5566225634716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2460356423086">
                <text:p>1.124603564230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12823763741794">
                <text:p>0.9128237637417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873624744941735">
                <text:p>-0.8736247449417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52053975660733">
                <text:p>-2.520539756607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9564583053246">
                <text:p>2.895645830532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26270674969905">
                <text:p>3.262706749699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816443466455555">
                <text:p>-0.816443466455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5746120531508">
                <text:p>2.57461205315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465991557886752">
                <text:p>-0.4659915578867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.08786743229817">
                <text:p>-2.087867432298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2273783420485">
                <text:p>1.522737834204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40378818136404">
                <text:p>0.140378818136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91869584776493">
                <text:p>0.4918695847764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05497037964477">
                <text:p>-1.054970379644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.47926342375692">
                <text:p>-2.479263423756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3551607395422">
                <text:p>1.335516073954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59175892571812">
                <text:p>0.7591758925718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65430391539947">
                <text:p>-1.654303915399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448605791316451">
                <text:p>-0.4486057913164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87282760053246">
                <text:p>1.872827600532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55817558965011">
                <text:p>2.55817558965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221005039155249">
                <text:p>-0.2210050391552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08448377095818">
                <text:p>-2.084483770958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0944557295326">
                <text:p>1.309445572953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7474499826305">
                <text:p>3.274744998263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.70512195583842">
                <text:p>-5.705121955838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682334665036053">
                <text:p>-0.6823346650360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2380391673644">
                <text:p>1.823803916736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04912142307196">
                <text:p>-1.049121423071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99106078525899">
                <text:p>1.991060785258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.41915782283098">
                <text:p>-2.419157822830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05865924397977">
                <text:p>3.058659243979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5750521795221">
                <text:p>1.457505217952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0018773413471">
                <text:p>0.200187734134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9382667366017">
                <text:p>1.693826673660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53918121235785">
                <text:p>2.539181212357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07058369802174">
                <text:p>-1.070583698021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912167530563966">
                <text:p>-0.9121675305639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418566151349284">
                <text:p>0.04185661513492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95239575796351">
                <text:p>0.04952395757963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.57121796645593">
                <text:p>-2.571217966455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95299197814119">
                <text:p>-1.95299197814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33809677965752">
                <text:p>-1.338096779657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93091845042023">
                <text:p>0.2930918450420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578186239444953">
                <text:p>-0.5781862394449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80225928743355">
                <text:p>0.6802259287433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449693657345106">
                <text:p>-0.4496936573451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8888613481887">
                <text:p>1.388886134818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9945271029476">
                <text:p>2.499452710294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47691228763965">
                <text:p>-1.476912287639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73352644170827">
                <text:p>1.733526441708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08919794543189">
                <text:p>0.09089197945431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09651767420727">
                <text:p>2.096517674207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804274187804373">
                <text:p>-0.08042741878043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67193438461114">
                <text:p>1.671934384611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78207373978319">
                <text:p>0.8782073739783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0873843478824">
                <text:p>2.908738434788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17513397241485">
                <text:p>-0.2175133972414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33504318539998">
                <text:p>-1.33504318539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31173475654266">
                <text:p>0.6311734756542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2556509167074">
                <text:p>1.125565091670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17856514307491">
                <text:p>0.4178565143074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8940874275421">
                <text:p>0.3389408742754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22916462645887">
                <text:p>0.4229164626458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08361627828374">
                <text:p>0.3083616278283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40215588628832">
                <text:p>0.8402155886288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38199405463411">
                <text:p>-1.381994054634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91420640567717">
                <text:p>-2.914206405677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6871105998151">
                <text:p>-1.68711059981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89959910415919">
                <text:p>1.899599104159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676403781226613">
                <text:p>-0.6764037812266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48513811649723">
                <text:p>-2.485138116497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67510187221392">
                <text:p>-1.675101872213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13377278603284">
                <text:p>2.133772786032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66039169550985">
                <text:p>3.660391695509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690644102591833">
                <text:p>-0.6906441025918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38059468266071">
                <text:p>1.380594682660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18137053735364">
                <text:p>0.6181370537353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35981727205944">
                <text:p>1.359817272059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.65466288289766">
                <text:p>-2.654662882897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397910839081074">
                <text:p>-0.3979108390810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3.00427592732698">
                <text:p>-3.004275927326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32742961422969">
                <text:p>2.327429614229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00186993914856">
                <text:p>-1.001869939148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.93977884987654">
                <text:p>-3.939778849876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9120711530008">
                <text:p>-1.91207115300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8607895300225">
                <text:p>0.886078953002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41261831427965">
                <text:p>0.9412618314279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283305712942761">
                <text:p>-0.02833057129427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29112345244536">
                <text:p>1.291123452445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24539049036815">
                <text:p>1.245390490368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43507866370654">
                <text:p>1.435078663706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40324209372287">
                <text:p>0.08403242093722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30887698578214">
                <text:p>0.2308876985782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95031881487453">
                <text:p>0.2950318814874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2886841164848">
                <text:p>1.328868411648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62271293483453">
                <text:p>0.3622712934834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.07671704672472">
                <text:p>-2.076717046724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31804077559201">
                <text:p>-1.318040775592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766718546127348">
                <text:p>-0.7667185461273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277090729381385">
                <text:p>-0.2770907293813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9524773862131">
                <text:p>2.95247738621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94896837334628">
                <text:p>-1.948968373346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3099102430734">
                <text:p>1.30991024307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766544198654952">
                <text:p>-0.007665441986549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49502254728111">
                <text:p>0.3495022547281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7804160657315">
                <text:p>1.378041606573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9916043889271">
                <text:p>1.799160438892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2228900445783">
                <text:p>2.922289004457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635361079819804">
                <text:p>-0.6353610798198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.29433334902359">
                <text:p>-2.294333349023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724250479230095">
                <text:p>-0.7242504792300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13074113751914">
                <text:p>0.5130741137519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6145878810808">
                <text:p>0.1061458788108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68768746348544">
                <text:p>-1.687687463485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08958974295273">
                <text:p>0.8089589742952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8017764700231">
                <text:p>1.080177647002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508783098382427">
                <text:p>-0.5087830983824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82443067212401">
                <text:p>0.3824430672124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4.01291021884344">
                <text:p>-4.012910218843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63376873466611">
                <text:p>1.633768734666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.01125085759988">
                <text:p>-2.011250857599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36957658105859">
                <text:p>1.369576581058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42813292644033">
                <text:p>1.428132926440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27915005234565">
                <text:p>3.279150052345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27065640997289">
                <text:p>1.270656409972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52185193767541">
                <text:p>-1.521851937675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366979637198066">
                <text:p>-0.3669796371980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21692809392902">
                <text:p>-1.216928093929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08960113415088">
                <text:p>-1.089601134150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86896378179061">
                <text:p>1.868963781790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42797911270919">
                <text:p>0.5427979112709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135173387218257">
                <text:p>-0.1351733872182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.21963016878392">
                <text:p>-2.219630168783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17224852867913">
                <text:p>-1.172248528679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.12133187521092">
                <text:p>-3.121331875210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05368423318318">
                <text:p>0.1053684233183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5369030424827">
                <text:p>1.153690304248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604918373785647">
                <text:p>-0.06049183737856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568200439623038">
                <text:p>-0.5682004396230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11483365971615">
                <text:p>-1.114833659716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49188636324289">
                <text:p>2.491886363242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48220780338132">
                <text:p>2.482207803381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123401663990897">
                <text:p>-0.1234016639908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14056734934759">
                <text:p>-1.140567349347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09818848797882">
                <text:p>1.098188487978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50359325310703">
                <text:p>0.02503593253107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67989975148492">
                <text:p>-1.679899751484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8208853713127">
                <text:p>0.382088537131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01620677306366">
                <text:p>3.016206773063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07381660027493">
                <text:p>2.073816600274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32620976974091">
                <text:p>-2.326209769740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0989786657993">
                <text:p>-2.09897866579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68803818663643">
                <text:p>-2.688038186636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2753590068065">
                <text:p>-1.27535900680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.63557741413519">
                <text:p>-2.635577414135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67180013781518">
                <text:p>-1.671800137815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20575330381321">
                <text:p>-1.205753303813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15754971990266">
                <text:p>2.157549719902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373886417263599">
                <text:p>-0.3738864172635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283184426649">
                <text:p>1.02831844266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67979465713983">
                <text:p>1.679794657139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445945488499142">
                <text:p>-0.4459454884991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6738688720688">
                <text:p>1.167386887206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52613770923106">
                <text:p>0.4526137709231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93114160978892">
                <text:p>3.931141609788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4169079740772">
                <text:p>0.1641690797407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97312915356505">
                <text:p>-1.973129153565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20647879136993">
                <text:p>1.206478791369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251088436388916">
                <text:p>-0.2510884363889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.00766601407597">
                <text:p>-2.007666014075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05181972972092">
                <text:p>-1.051819729720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22236528774408">
                <text:p>0.2222365287744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691240209645306">
                <text:p>-0.6912402096453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.64676943500633">
                <text:p>-3.646769435006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38204962893446">
                <text:p>0.1382049628934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3496046982922">
                <text:p>3.34960469829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33645431093799">
                <text:p>-0.336454310937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74448866212152">
                <text:p>0.2744488662121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870126805472358">
                <text:p>-0.08701268054723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.73758552600502">
                <text:p>-2.737585526005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35150213981347">
                <text:p>0.6351502139813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.22427081166774">
                <text:p>-2.224270811667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1197258228929">
                <text:p>1.511972582289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488305712658342">
                <text:p>0.04883057126583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4.61541376462067">
                <text:p>-4.615413764620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.24359363797525">
                <text:p>-2.243593637975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00090939853242">
                <text:p>0.07000909398532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15918472906376">
                <text:p>-1.159184729063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26334291315035">
                <text:p>2.263342913150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02950185663627">
                <text:p>1.029501856636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42309590918206">
                <text:p>0.5423095909182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39852374803438">
                <text:p>0.2398523748034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671587015276906">
                <text:p>-0.6715870152769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76487457880813">
                <text:p>1.764874578808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36571983584179">
                <text:p>1.365719835841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22227869866658">
                <text:p>-1.222278698666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0109688611321">
                <text:p>1.01096886113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79442754270974">
                <text:p>-2.794427542709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19334215387046">
                <text:p>3.193342153870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899935359539551">
                <text:p>-0.8999353595395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03643491760614">
                <text:p>-2.036434917606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04963714188356">
                <text:p>2.049637141883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3.06084044443823">
                <text:p>-3.060840444438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.17955561351645">
                <text:p>-2.179555613516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576427227402353">
                <text:p>0.05764272274023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12460270478004">
                <text:p>-1.124602704780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75311493177038">
                <text:p>2.753114931770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909603897527882">
                <text:p>-0.9096038975278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65689598499542">
                <text:p>-2.656895984995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828726924580039">
                <text:p>-0.08287269245800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00965922870942">
                <text:p>-1.009659228709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701733995997165">
                <text:p>-0.7017339959971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06875427680591">
                <text:p>1.068754276805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71968082665649">
                <text:p>-1.719680826656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518109757842822">
                <text:p>-0.5181097578428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7501174937563">
                <text:p>4.075011749375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55356082408998">
                <text:p>-1.553560824089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77546568864509">
                <text:p>0.2775465688645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03691999923653">
                <text:p>2.036919999236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1930175689197">
                <text:p>2.19301756891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13119635241635">
                <text:p>-1.131196352416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.59975742172745">
                <text:p>-2.599757421727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32970012103823">
                <text:p>-1.329700121038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64493959855124">
                <text:p>0.5644939598551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343326311561671">
                <text:p>-0.3433263115616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886106325761086">
                <text:p>-0.8861063257610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637596811180169">
                <text:p>-0.6375968111801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.08583678734443">
                <text:p>-2.085836787344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617247794608943">
                <text:p>-0.6172477946089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3.70496105376112">
                <text:p>-3.704961053761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7764057885076">
                <text:p>1.077640578850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44150018573912">
                <text:p>0.5441500185739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36169951469754">
                <text:p>0.4361699514697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9350227907621">
                <text:p>1.093502279076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44405416673673">
                <text:p>-1.444054166736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.11881311201949">
                <text:p>-2.118813112019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19438082115212">
                <text:p>3.194380821152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84244606213864">
                <text:p>0.06842446062138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53936857000368">
                <text:p>-1.539368570003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63590986208837">
                <text:p>-1.635909862088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05131771143539">
                <text:p>-1.051317711435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58806870836707">
                <text:p>0.4588068708367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.25629811285555">
                <text:p>-3.256298112855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4959345376094">
                <text:p>0.549593453760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47654775331351">
                <text:p>0.8476547753313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44148001682184">
                <text:p>-1.441480016821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10398821243609">
                <text:p>1.103988212436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62522304583517">
                <text:p>1.625223045835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50092412742713">
                <text:p>0.7500924127427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69782418023788">
                <text:p>-1.697824180237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39289681197112">
                <text:p>1.392896811971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19959659816812">
                <text:p>0.5199596598168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26543540494268">
                <text:p>-1.265435404942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275792398422135">
                <text:p>-0.2757923984221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12275813873574">
                <text:p>-1.122758138735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16407963513444">
                <text:p>0.9164079635134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47502785688799">
                <text:p>-1.475027856887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32242315208526">
                <text:p>2.322423152085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29661221160725">
                <text:p>-1.296612211607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982817733592766">
                <text:p>-0.9828177335927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3798868630374">
                <text:p>2.37988686303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95687842339979">
                <text:p>-1.956878423399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55493964297057">
                <text:p>-1.554939642970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21830713760637">
                <text:p>0.6218307137606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88795459387255">
                <text:p>-1.887954593872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73783327535413">
                <text:p>1.737833275354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885090963402413">
                <text:p>-0.8850909634024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0687827453321">
                <text:p>4.06878274533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76471244183746">
                <text:p>-1.764712441837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38521211798801">
                <text:p>0.1385212117988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96703181383865">
                <text:p>-1.967031813838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39071592806573">
                <text:p>2.390715928065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326769008159492">
                <text:p>-0.3267690081594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807102878201749">
                <text:p>-0.8071028782017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02087604936764">
                <text:p>-1.020876049367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17302118782458">
                <text:p>-1.173021187824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42625370436466">
                <text:p>-1.426253704364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28418101389389">
                <text:p>2.284181013893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17833331582375">
                <text:p>1.17833331582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.43608266568637">
                <text:p>-2.436082665686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.36432936335491">
                <text:p>-2.364329363354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379534106989551">
                <text:p>-0.3795341069895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29360802520859">
                <text:p>1.293608025208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394867875604165">
                <text:p>-0.3948678756041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82891478965027">
                <text:p>1.828914789650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543582542037651">
                <text:p>-0.5435825420376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.93957431708674">
                <text:p>-3.939574317086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4.21847666776974">
                <text:p>-4.218476667769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89714304025543">
                <text:p>-1.897143040255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02837291067936">
                <text:p>0.1028372910679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7027916000725">
                <text:p>1.570279160007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53830997342005">
                <text:p>-1.538309973420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22964947334349">
                <text:p>-1.229649473343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45597598218345">
                <text:p>1.455975982183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73540313691552">
                <text:p>1.735403136915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934257619321751">
                <text:p>-0.09342576193217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38694134035876">
                <text:p>2.386941340358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13640851495137">
                <text:p>2.136408514951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.39711768856125">
                <text:p>-2.397117688561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2.06945431387407">
                <text:p>-2.069454313874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2.01128235693984">
                <text:p>-2.011282356939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80224469418181">
                <text:p>3.802244694181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05960304765123">
                <text:p>0.8059603047651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.04208560915695">
                <text:p>-1.042085609156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6854492124515">
                <text:p>0.568544921245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78625438800861">
                <text:p>-1.786254388008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9993808481588">
                <text:p>1.899938084815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24367941151468">
                <text:p>0.2243679411514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44385211993277">
                <text:p>4.443852119932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48460124195104">
                <text:p>0.4484601241951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.61861453133528">
                <text:p>-2.618614531335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83411555450509">
                <text:p>-1.834115554505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47622491789227">
                <text:p>1.476224917892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677853842650146">
                <text:p>-0.06778538426501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280263924025309">
                <text:p>-0.280263924025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